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officeooo:rsid="000b7895" officeooo:paragraph-rsid="0015273d"/>
    </style:style>
    <style:style style:name="P3" style:family="paragraph" style:parent-style-name="Text_20_body">
      <style:text-properties officeooo:rsid="000b7895" officeooo:paragraph-rsid="0016f2da"/>
    </style:style>
    <style:style style:name="P4" style:family="paragraph" style:parent-style-name="Text_20_body">
      <style:text-properties officeooo:rsid="000b7895" officeooo:paragraph-rsid="001ef64c"/>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size-complex="12pt" style:font-style-complex="italic"/>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273d" style:font-size-asian="12pt" style:font-style-asian="italic" style:font-size-complex="12pt" style:font-style-complex="italic"/>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00cbdb8" officeooo:paragraph-rsid="000cbdb8" style:font-size-asian="12pt" style:font-style-asian="italic" style:font-size-complex="12pt" style:font-style-complex="italic"/>
    </style:style>
    <style:style style:name="P8" style:family="paragraph" style:parent-style-name="Text_20_body">
      <style:text-properties fo:font-variant="normal" fo:text-transform="none" fo:color="#000000" style:font-name="Liberation Serif" fo:font-size="12pt" fo:letter-spacing="normal" fo:font-style="italic" fo:font-weight="normal" officeooo:rsid="000cbdb8" officeooo:paragraph-rsid="0015273d" style:font-size-asian="12pt" style:font-style-asian="italic" style:font-size-complex="12pt" style:font-style-complex="italic"/>
    </style:style>
    <style:style style:name="P9"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10"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11"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6" style:family="paragraph" style:parent-style-name="Text_20_body">
      <style:text-properties officeooo:paragraph-rsid="000b7895"/>
    </style:style>
    <style:style style:name="P17" style:family="paragraph" style:parent-style-name="Text_20_body">
      <style:text-properties officeooo:rsid="000cbdb8" officeooo:paragraph-rsid="000cbdb8"/>
    </style:style>
    <style:style style:name="P18" style:family="paragraph" style:parent-style-name="Text_20_body">
      <style:text-properties officeooo:rsid="000cbdb8" officeooo:paragraph-rsid="0015273d"/>
    </style:style>
    <style:style style:name="P19" style:family="paragraph" style:parent-style-name="Text_20_body">
      <style:text-properties officeooo:paragraph-rsid="0011c299"/>
    </style:style>
    <style:style style:name="P20" style:family="paragraph" style:parent-style-name="Text_20_body">
      <style:text-properties officeooo:rsid="0011c299" officeooo:paragraph-rsid="0011c299"/>
    </style:style>
    <style:style style:name="P21" style:family="paragraph" style:parent-style-name="Text_20_body">
      <style:text-properties officeooo:rsid="0015273d" officeooo:paragraph-rsid="0015273d"/>
    </style:style>
    <style:style style:name="P22" style:family="paragraph" style:parent-style-name="Text_20_body">
      <style:text-properties officeooo:paragraph-rsid="0015273d"/>
    </style:style>
    <style:style style:name="P23" style:family="paragraph" style:parent-style-name="Text_20_body">
      <style:text-properties officeooo:rsid="00158961" officeooo:paragraph-rsid="00158961"/>
    </style:style>
    <style:style style:name="P24" style:family="paragraph" style:parent-style-name="Text_20_body">
      <style:text-properties officeooo:rsid="00183444" officeooo:paragraph-rsid="00183444"/>
    </style:style>
    <style:style style:name="P25" style:family="paragraph" style:parent-style-name="Text_20_body">
      <style:text-properties officeooo:rsid="001936cb" officeooo:paragraph-rsid="001936cb"/>
    </style:style>
    <style:style style:name="P26" style:family="paragraph" style:parent-style-name="Text_20_body">
      <style:text-properties officeooo:rsid="001bd12f" officeooo:paragraph-rsid="001bd12f"/>
    </style:style>
    <style:style style:name="P27" style:family="paragraph" style:parent-style-name="Text_20_body">
      <style:text-properties officeooo:rsid="001ef64c" officeooo:paragraph-rsid="001ef64c"/>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4574fe" officeooo:paragraph-rsid="004574fe" style:font-weight-asian="bold" style:font-weight-complex="bold"/>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text-properties officeooo:paragraph-rsid="001d2bed"/>
    </style:style>
    <style:style style:name="P32" style:family="paragraph" style:parent-style-name="Text_20_body">
      <style:text-properties officeooo:rsid="00216b0c" officeooo:paragraph-rsid="00216b0c"/>
    </style:style>
    <style:style style:name="P33" style:family="paragraph" style:parent-style-name="Text_20_body">
      <style:text-properties officeooo:rsid="001d2bed" officeooo:paragraph-rsid="001d2bed"/>
    </style:style>
    <style:style style:name="P34" style:family="paragraph" style:parent-style-name="Text_20_body">
      <style:text-properties officeooo:rsid="0025dc0d" officeooo:paragraph-rsid="0025dc0d"/>
    </style:style>
    <style:style style:name="P35" style:family="paragraph" style:parent-style-name="Text_20_body">
      <style:text-properties officeooo:rsid="0026e3a8" officeooo:paragraph-rsid="0026e3a8"/>
    </style:style>
    <style:style style:name="P36" style:family="paragraph" style:parent-style-name="Text_20_body">
      <style:text-properties officeooo:rsid="00274e77" officeooo:paragraph-rsid="00274e77"/>
    </style:style>
    <style:style style:name="P37" style:family="paragraph" style:parent-style-name="Text_20_body">
      <style:text-properties officeooo:rsid="002935d6" officeooo:paragraph-rsid="002935d6"/>
    </style:style>
    <style:style style:name="P38" style:family="paragraph" style:parent-style-name="Text_20_body">
      <style:text-properties officeooo:rsid="002b6586" officeooo:paragraph-rsid="002b6586"/>
    </style:style>
    <style:style style:name="P39" style:family="paragraph" style:parent-style-name="Text_20_body">
      <style:text-properties officeooo:rsid="002d2a5d" officeooo:paragraph-rsid="002d2a5d"/>
    </style:style>
    <style:style style:name="P40" style:family="paragraph" style:parent-style-name="Text_20_body">
      <style:text-properties officeooo:rsid="002ec711" officeooo:paragraph-rsid="002ec711"/>
    </style:style>
    <style:style style:name="P41" style:family="paragraph" style:parent-style-name="Text_20_body">
      <style:text-properties officeooo:rsid="0036e120" officeooo:paragraph-rsid="0036e120"/>
    </style:style>
    <style:style style:name="P42" style:family="paragraph" style:parent-style-name="Text_20_body">
      <style:text-properties fo:font-weight="normal" officeooo:rsid="0036e120" officeooo:paragraph-rsid="0036e120" style:font-weight-asian="normal" style:font-weight-complex="normal"/>
    </style:style>
    <style:style style:name="P43" style:family="paragraph" style:parent-style-name="Text_20_body">
      <style:text-properties fo:font-weight="normal" officeooo:rsid="004574fe" officeooo:paragraph-rsid="004574fe" style:font-weight-asian="normal" style:font-weight-complex="normal"/>
    </style:style>
    <style:style style:name="P44" style:family="paragraph" style:parent-style-name="Text_20_body">
      <style:text-properties fo:font-weight="normal" officeooo:rsid="0047e7fd" officeooo:paragraph-rsid="0047e7fd" style:font-weight-asian="normal" style:font-weight-complex="normal"/>
    </style:style>
    <style:style style:name="P45" style:family="paragraph" style:parent-style-name="Text_20_body">
      <style:text-properties officeooo:rsid="003892d3" officeooo:paragraph-rsid="003dca8f"/>
    </style:style>
    <style:style style:name="P46" style:family="paragraph" style:parent-style-name="Text_20_body">
      <style:text-properties officeooo:rsid="003dca8f" officeooo:paragraph-rsid="003dca8f"/>
    </style:style>
    <style:style style:name="P47" style:family="paragraph" style:parent-style-name="Text_20_body">
      <style:text-properties officeooo:rsid="003def71" officeooo:paragraph-rsid="003def71"/>
    </style:style>
    <style:style style:name="P48" style:family="paragraph" style:parent-style-name="Text_20_body">
      <style:text-properties officeooo:rsid="003fa467" officeooo:paragraph-rsid="003fa467"/>
    </style:style>
    <style:style style:name="P49" style:family="paragraph" style:parent-style-name="Text_20_body">
      <style:text-properties style:font-name="Liberation Serif" fo:font-size="12pt" officeooo:rsid="000b7895" officeooo:paragraph-rsid="000b7895" style:font-size-asian="12pt" style:font-size-complex="12pt"/>
    </style:style>
    <style:style style:name="P50" style:family="paragraph" style:parent-style-name="Text_20_body">
      <style:text-properties style:font-name="Liberation Serif" fo:font-size="12pt" officeooo:rsid="000b7895" officeooo:paragraph-rsid="0015e3f0" style:font-size-asian="12pt" style:font-size-complex="12pt"/>
    </style:style>
    <style:style style:name="P51" style:family="paragraph" style:parent-style-name="Text_20_body">
      <style:text-properties officeooo:rsid="0043c693" officeooo:paragraph-rsid="0043c693"/>
    </style:style>
    <style:style style:name="P52" style:family="paragraph" style:parent-style-name="Text_20_body">
      <style:text-properties officeooo:rsid="004574fe" officeooo:paragraph-rsid="004574fe"/>
    </style:style>
    <style:style style:name="P53" style:family="paragraph" style:parent-style-name="Text_20_body">
      <style:text-properties officeooo:rsid="0046d2ec" officeooo:paragraph-rsid="0046d2ec"/>
    </style:style>
    <style:style style:name="P54" style:family="paragraph" style:parent-style-name="Text_20_body">
      <style:text-properties officeooo:rsid="0049689b" officeooo:paragraph-rsid="0049689b"/>
    </style:style>
    <style:style style:name="P55" style:family="paragraph" style:parent-style-name="Text_20_body">
      <style:text-properties officeooo:rsid="004a37ab" officeooo:paragraph-rsid="004a37ab"/>
    </style:style>
    <style:style style:name="P56" style:family="paragraph" style:parent-style-name="Text_20_body">
      <style:text-properties officeooo:rsid="004a8ddf" officeooo:paragraph-rsid="004a8ddf"/>
    </style:style>
    <style:style style:name="P57" style:family="paragraph" style:parent-style-name="Text_20_body">
      <style:text-properties officeooo:rsid="004d7a55" officeooo:paragraph-rsid="004d7a55"/>
    </style:style>
    <style:style style:name="P58" style:family="paragraph" style:parent-style-name="Title">
      <style:text-properties officeooo:rsid="000b7895" officeooo:paragraph-rsid="000b7895"/>
    </style:style>
    <style:style style:name="P59" style:family="paragraph" style:parent-style-name="Table_20_Contents">
      <style:text-properties officeooo:rsid="00158961" officeooo:paragraph-rsid="00158961"/>
    </style:style>
    <style:style style:name="P60" style:family="paragraph" style:parent-style-name="Table_20_Contents">
      <style:text-properties officeooo:rsid="00183444" officeooo:paragraph-rsid="00183444"/>
    </style:style>
    <style:style style:name="P61" style:family="paragraph" style:parent-style-name="Table_20_Contents">
      <style:text-properties officeooo:rsid="0019776a" officeooo:paragraph-rsid="0019776a"/>
    </style:style>
    <style:style style:name="P62" style:family="paragraph" style:parent-style-name="Table_20_Contents">
      <style:text-properties officeooo:rsid="0019b992" officeooo:paragraph-rsid="0019b992"/>
    </style:style>
    <style:style style:name="P63" style:family="paragraph" style:parent-style-name="Table_20_Contents">
      <style:text-properties officeooo:rsid="001bd12f" officeooo:paragraph-rsid="001bd12f"/>
    </style:style>
    <style:style style:name="P64" style:family="paragraph" style:parent-style-name="Table_20_Contents">
      <style:text-properties officeooo:rsid="001bd12f" officeooo:paragraph-rsid="00216b0c"/>
    </style:style>
    <style:style style:name="P65" style:family="paragraph" style:parent-style-name="Table_20_Contents">
      <style:text-properties officeooo:rsid="001d2bed" officeooo:paragraph-rsid="001d2bed"/>
    </style:style>
    <style:style style:name="P66" style:family="paragraph" style:parent-style-name="Table_20_Contents">
      <style:text-properties officeooo:rsid="001ef64c" officeooo:paragraph-rsid="001ef64c"/>
    </style:style>
    <style:style style:name="P67" style:family="paragraph" style:parent-style-name="Table_20_Contents">
      <style:text-properties officeooo:rsid="00216b0c" officeooo:paragraph-rsid="00216b0c"/>
    </style:style>
    <style:style style:name="P68" style:family="paragraph" style:parent-style-name="Table_20_Contents">
      <style:text-properties officeooo:rsid="0025dc0d" officeooo:paragraph-rsid="0025dc0d"/>
    </style:style>
    <style:style style:name="P69" style:family="paragraph" style:parent-style-name="Table_20_Contents">
      <style:text-properties style:font-name="Liberation Sans" fo:font-size="10pt" officeooo:rsid="0026e3a8" officeooo:paragraph-rsid="0026e3a8" style:font-name-asian="WenQuanYi Micro Hei" style:font-size-asian="10pt" style:font-name-complex="FreeSans" style:font-size-complex="10pt"/>
    </style:style>
    <style:style style:name="P70" style:family="paragraph" style:parent-style-name="Table_20_Contents">
      <style:text-properties officeooo:rsid="00274e77" officeooo:paragraph-rsid="00274e77"/>
    </style:style>
    <style:style style:name="P71" style:family="paragraph" style:parent-style-name="Table_20_Contents">
      <style:text-properties officeooo:rsid="002935d6" officeooo:paragraph-rsid="002935d6"/>
    </style:style>
    <style:style style:name="P72" style:family="paragraph" style:parent-style-name="Table_20_Contents">
      <style:text-properties officeooo:rsid="002935d6" officeooo:paragraph-rsid="002bd193"/>
    </style:style>
    <style:style style:name="P73" style:family="paragraph" style:parent-style-name="Table_20_Contents">
      <style:text-properties officeooo:rsid="002b6586" officeooo:paragraph-rsid="002b6586"/>
    </style:style>
    <style:style style:name="P74" style:family="paragraph" style:parent-style-name="Table_20_Contents">
      <style:text-properties officeooo:rsid="002ec711" officeooo:paragraph-rsid="002ec711"/>
    </style:style>
    <style:style style:name="P75" style:family="paragraph" style:parent-style-name="Table_20_Contents">
      <style:text-properties officeooo:rsid="0036e120" officeooo:paragraph-rsid="0036e120"/>
    </style:style>
    <style:style style:name="P76" style:family="paragraph" style:parent-style-name="Table_20_Contents">
      <style:text-properties officeooo:rsid="004574fe" officeooo:paragraph-rsid="004574fe"/>
    </style:style>
    <style:style style:name="P77" style:family="paragraph" style:parent-style-name="Table_20_Contents">
      <style:text-properties officeooo:rsid="0047e7fd" officeooo:paragraph-rsid="0047e7fd"/>
    </style:style>
    <style:style style:name="P78" style:family="paragraph" style:parent-style-name="Table_20_Contents">
      <style:text-properties officeooo:rsid="004a37ab" officeooo:paragraph-rsid="004a37ab"/>
    </style:style>
    <style:style style:name="P79" style:family="paragraph" style:parent-style-name="Table_20_Contents">
      <style:text-properties officeooo:rsid="004d7a55" officeooo:paragraph-rsid="004d7a55"/>
    </style:style>
    <style:style style:name="P80" style:family="paragraph" style:parent-style-name="Text_20_body">
      <style:paragraph-properties fo:break-before="page"/>
      <style:text-properties officeooo:paragraph-rsid="001d2bed"/>
    </style:style>
    <style:style style:name="P81" style:family="paragraph" style:parent-style-name="Text_20_body">
      <style:paragraph-properties fo:break-before="page"/>
      <style:text-properties officeooo:rsid="0025dc0d" officeooo:paragraph-rsid="0025dc0d"/>
    </style:style>
    <style:style style:name="P82" style:family="paragraph" style:parent-style-name="Text_20_body" style:list-style-name="L1">
      <style:text-properties officeooo:rsid="00132f0c" officeooo:paragraph-rsid="00132f0c"/>
    </style:style>
    <style:style style:name="P83" style:family="paragraph" style:parent-style-name="Text_20_body" style:list-style-name="L1">
      <style:text-properties officeooo:rsid="0043d94a" officeooo:paragraph-rsid="0043d94a"/>
    </style:style>
    <style:style style:name="P84" style:family="paragraph" style:parent-style-name="Text_20_body" style:list-style-name="L2">
      <style:text-properties officeooo:rsid="0011c299" officeooo:paragraph-rsid="0011c299"/>
    </style:style>
    <style:style style:name="P85" style:family="paragraph" style:parent-style-name="Text_20_body" style:list-style-name="L3">
      <style:text-properties fo:font-variant="normal" fo:text-transform="none" fo:color="#000000" style:font-name="Liberation Serif" fo:font-size="12pt" fo:letter-spacing="normal" fo:font-style="normal" fo:font-weight="normal" officeooo:paragraph-rsid="000dc5d3" style:font-size-asian="12pt" style:font-size-complex="12pt"/>
    </style:style>
    <style:style style:name="P86" style:family="paragraph" style:parent-style-name="Text_20_body" style:list-style-name="L3">
      <style:text-properties fo:font-variant="normal" fo:text-transform="none" fo:color="#000000" style:font-name="Liberation Serif" fo:font-size="12pt" fo:letter-spacing="normal" fo:font-style="normal" fo:font-weight="normal" officeooo:rsid="0043c693" officeooo:paragraph-rsid="0043c693" style:font-size-asian="12pt" style:font-size-complex="12pt"/>
    </style:style>
    <style:style style:name="P87" style:family="paragraph" style:parent-style-name="Text_20_body">
      <style:text-properties officeooo:rsid="004e4358" officeooo:paragraph-rsid="004e4358"/>
    </style:style>
    <style:style style:name="P88" style:family="paragraph" style:parent-style-name="Heading_20_1">
      <style:text-properties officeooo:rsid="0043c693" officeooo:paragraph-rsid="0043c693"/>
    </style:style>
    <style:style style:name="P89" style:family="paragraph" style:parent-style-name="Heading_20_1">
      <style:text-properties officeooo:rsid="0011c299" officeooo:paragraph-rsid="0011c299"/>
    </style:style>
    <style:style style:name="P90" style:family="paragraph" style:parent-style-name="Heading_20_1">
      <style:text-properties officeooo:rsid="000b7895" officeooo:paragraph-rsid="000b7895"/>
    </style:style>
    <style:style style:name="P91" style:family="paragraph" style:parent-style-name="Heading_20_1">
      <style:text-properties officeooo:rsid="00134fd0" officeooo:paragraph-rsid="00134fd0"/>
    </style:style>
    <style:style style:name="P92" style:family="paragraph" style:parent-style-name="Heading_20_1" style:list-style-name="">
      <style:text-properties officeooo:rsid="00274e77" officeooo:paragraph-rsid="00274e77"/>
    </style:style>
    <style:style style:name="P93" style:family="paragraph" style:parent-style-name="Heading_20_1" style:list-style-name="">
      <style:text-properties officeooo:rsid="0036e120" officeooo:paragraph-rsid="0036e120"/>
    </style:style>
    <style:style style:name="P94" style:family="paragraph" style:parent-style-name="Heading_20_2">
      <style:text-properties officeooo:rsid="003892d3" officeooo:paragraph-rsid="003dca8f"/>
    </style:style>
    <style:style style:name="P95" style:family="paragraph" style:parent-style-name="Heading_20_2">
      <style:text-properties officeooo:rsid="0015273d" officeooo:paragraph-rsid="0015273d"/>
    </style:style>
    <style:style style:name="P96" style:family="paragraph" style:parent-style-name="Heading_20_2">
      <style:text-properties officeooo:rsid="00158961" officeooo:paragraph-rsid="00158961"/>
    </style:style>
    <style:style style:name="P97" style:family="paragraph" style:parent-style-name="Heading_20_2" style:list-style-name="">
      <style:text-properties officeooo:rsid="001ef64c" officeooo:paragraph-rsid="001ef64c"/>
    </style:style>
    <style:style style:name="P98" style:family="paragraph" style:parent-style-name="Heading_20_2" style:list-style-name="">
      <style:text-properties officeooo:rsid="004574fe" officeooo:paragraph-rsid="004574fe"/>
    </style:style>
    <style:style style:name="P99" style:family="paragraph" style:parent-style-name="Heading_20_2">
      <style:text-properties officeooo:rsid="004d7a55" officeooo:paragraph-rsid="004d7a55"/>
    </style:style>
    <style:style style:name="P100" style:family="paragraph" style:parent-style-name="Heading_20_2">
      <style:text-properties officeooo:rsid="004e4358" officeooo:paragraph-rsid="004e4358"/>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1bd12f" officeooo:paragraph-rsid="001bd12f"/>
    </style:style>
    <style:style style:name="P103" style:family="paragraph" style:parent-style-name="Heading_20_2">
      <style:paragraph-properties fo:break-before="page"/>
      <style:text-properties officeooo:rsid="001ef64c" officeooo:paragraph-rsid="001ef64c"/>
    </style:style>
    <style:style style:name="P104" style:family="paragraph" style:parent-style-name="Heading_20_2">
      <style:paragraph-properties fo:break-before="page"/>
      <style:text-properties officeooo:rsid="004574fe" officeooo:paragraph-rsid="004574fe"/>
    </style:style>
    <style:style style:name="P105" style:family="paragraph" style:parent-style-name="Heading_20_3">
      <style:text-properties officeooo:rsid="003dca8f" officeooo:paragraph-rsid="003dca8f"/>
    </style:style>
    <style:style style:name="P106" style:family="paragraph" style:parent-style-name="Heading_20_3">
      <style:text-properties officeooo:rsid="004a8ddf" officeooo:paragraph-rsid="004a8ddf"/>
    </style:style>
    <style:style style:name="P107" style:family="paragraph" style:parent-style-name="Heading_20_3">
      <style:text-properties officeooo:rsid="003def71" officeooo:paragraph-rsid="003def71"/>
    </style:style>
    <style:style style:name="P108" style:family="paragraph" style:parent-style-name="Heading_20_3">
      <style:text-properties officeooo:rsid="00158961" officeooo:paragraph-rsid="00158961"/>
    </style:style>
    <style:style style:name="P109" style:family="paragraph" style:parent-style-name="Heading_20_3">
      <style:text-properties officeooo:rsid="00183444" officeooo:paragraph-rsid="00183444"/>
    </style:style>
    <style:style style:name="P110" style:family="paragraph" style:parent-style-name="Heading_20_3">
      <style:text-properties officeooo:rsid="001ef64c" officeooo:paragraph-rsid="001ef64c"/>
    </style:style>
    <style:style style:name="P111" style:family="paragraph" style:parent-style-name="Heading_20_3">
      <style:text-properties officeooo:rsid="00274e77" officeooo:paragraph-rsid="00274e77"/>
    </style:style>
    <style:style style:name="P112" style:family="paragraph" style:parent-style-name="Heading_20_3">
      <style:text-properties officeooo:rsid="004574fe" officeooo:paragraph-rsid="004574fe"/>
    </style:style>
    <style:style style:name="P113" style:family="paragraph" style:parent-style-name="Heading_20_3">
      <style:text-properties fo:font-weight="normal" officeooo:rsid="004574fe" officeooo:paragraph-rsid="004574fe" style:font-weight-asian="normal" style:font-weight-complex="normal"/>
    </style:style>
    <style:style style:name="P114" style:family="paragraph" style:parent-style-name="Heading_20_3">
      <style:text-properties fo:font-weight="normal" officeooo:rsid="0047e7fd" officeooo:paragraph-rsid="0047e7fd" style:font-weight-asian="normal" style:font-weight-complex="normal"/>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Table_20_Contents">
      <style:text-properties officeooo:rsid="004e4358" officeooo:paragraph-rsid="004e4358"/>
    </style:style>
    <style:style style:name="P118" style:family="paragraph" style:parent-style-name="Table_20_Contents">
      <style:text-properties officeooo:paragraph-rsid="004e4358"/>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58961" style:font-weight-asian="bold" style:font-weight-complex="bold"/>
    </style:style>
    <style:style style:name="T3" style:family="text">
      <style:text-properties fo:font-weight="bold" officeooo:rsid="002bd193" style:font-weight-asian="bold" style:font-weight-complex="bold"/>
    </style:style>
    <style:style style:name="T4" style:family="text">
      <style:text-properties fo:font-weight="bold" officeooo:rsid="00274e77" style:font-weight-asian="bold" style:font-weight-complex="bold"/>
    </style:style>
    <style:style style:name="T5" style:family="text">
      <style:text-properties fo:font-weight="bold" officeooo:rsid="004278dc" style:font-weight-asian="bold" style:font-weight-complex="bold"/>
    </style:style>
    <style:style style:name="T6" style:family="text">
      <style:text-properties fo:font-weight="bold" officeooo:rsid="0049689b" style:font-weight-asian="bold" style:font-weight-complex="bold"/>
    </style:style>
    <style:style style:name="T7" style:family="text">
      <style:text-properties fo:font-weight="bold" officeooo:rsid="004e435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58961" style:font-weight-asian="normal" style:font-weight-complex="normal"/>
    </style:style>
    <style:style style:name="T10" style:family="text">
      <style:text-properties fo:font-weight="normal" officeooo:rsid="00216b0c" style:font-weight-asian="normal" style:font-weight-complex="normal"/>
    </style:style>
    <style:style style:name="T11" style:family="text">
      <style:text-properties fo:font-weight="normal" officeooo:rsid="00274e77" style:font-weight-asian="normal" style:font-weight-complex="normal"/>
    </style:style>
    <style:style style:name="T12" style:family="text">
      <style:text-properties fo:font-weight="normal" officeooo:rsid="002bd193" style:font-weight-asian="normal" style:font-weight-complex="normal"/>
    </style:style>
    <style:style style:name="T13" style:family="text">
      <style:text-properties fo:font-weight="normal" officeooo:rsid="002dc3f2" style:font-weight-asian="normal" style:font-weight-complex="normal"/>
    </style:style>
    <style:style style:name="T14" style:family="text">
      <style:text-properties fo:font-weight="normal" officeooo:rsid="002ec711" style:font-weight-asian="normal" style:font-weight-complex="normal"/>
    </style:style>
    <style:style style:name="T15" style:family="text">
      <style:text-properties fo:font-weight="normal" officeooo:rsid="004278dc" style:font-weight-asian="normal" style:font-weight-complex="normal"/>
    </style:style>
    <style:style style:name="T16" style:family="text">
      <style:text-properties officeooo:rsid="0011c299"/>
    </style:style>
    <style:style style:name="T17" style:family="text">
      <style:text-properties officeooo:rsid="00158961"/>
    </style:style>
    <style:style style:name="T18" style:family="text">
      <style:text-properties officeooo:rsid="002486de"/>
    </style:style>
    <style:style style:name="T19" style:family="text">
      <style:text-properties officeooo:rsid="002935d6"/>
    </style:style>
    <style:style style:name="T20" style:family="text">
      <style:text-properties officeooo:rsid="002b6586"/>
    </style:style>
    <style:style style:name="T21" style:family="text">
      <style:text-properties officeooo:rsid="002c20f2"/>
    </style:style>
    <style:style style:name="T22" style:family="text">
      <style:text-properties officeooo:rsid="002ec711"/>
    </style:style>
    <style:style style:name="T23" style:family="text">
      <style:text-properties officeooo:rsid="0031e9a5"/>
    </style:style>
    <style:style style:name="T24" style:family="text">
      <style:text-properties officeooo:rsid="00359022"/>
    </style:style>
    <style:style style:name="T25" style:family="text">
      <style:text-properties officeooo:rsid="0035a9f4"/>
    </style:style>
    <style:style style:name="T26" style:family="text">
      <style:text-properties officeooo:rsid="00397364"/>
    </style:style>
    <style:style style:name="T27" style:family="text">
      <style:text-properties officeooo:rsid="003dca8f"/>
    </style:style>
    <style:style style:name="T2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30" style:family="text">
      <style:text-properties officeooo:rsid="003def71"/>
    </style:style>
    <style:style style:name="T31" style:family="text">
      <style:text-properties officeooo:rsid="0041839e"/>
    </style:style>
    <style:style style:name="T32" style:family="text">
      <style:text-properties officeooo:rsid="004278dc"/>
    </style:style>
    <style:style style:name="T33" style:family="text">
      <style:text-properties officeooo:rsid="0043c693"/>
    </style:style>
    <style:style style:name="T34" style:family="text">
      <style:text-properties officeooo:rsid="0049689b"/>
    </style:style>
    <style:style style:name="T35" style:family="text">
      <style:text-properties officeooo:rsid="004a8ddf"/>
    </style:style>
    <style:style style:name="T36" style:family="text">
      <style:text-properties officeooo:rsid="004e435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1149_221192023" text:style-name="Index_20_Link" text:visited-style-name="Index_20_Link">About WebTools<text:tab/>1</text:a></text:p>
          <text:p text:style-name="P116"><text:a xlink:type="simple" xlink:href="#__RefHeading__131_1252382565" text:style-name="Index_20_Link" text:visited-style-name="Index_20_Link">About the REST API<text:tab/>2</text:a></text:p>
          <text:p text:style-name="P116"><text:a xlink:type="simple" xlink:href="#__RefHeading__133_1252382565" text:style-name="Index_20_Link" text:visited-style-name="Index_20_Link">Credits<text:tab/>2</text:a></text:p>
          <text:p text:style-name="P116"><text:a xlink:type="simple" xlink:href="#__RefHeading__135_1252382565" text:style-name="Index_20_Link" text:visited-style-name="Index_20_Link">License<text:tab/>2</text:a></text:p>
          <text:p text:style-name="P116"><text:a xlink:type="simple" xlink:href="#__RefHeading__107_1252382565" text:style-name="Index_20_Link" text:visited-style-name="Index_20_Link">Preword<text:tab/>2</text:a></text:p>
          <text:p text:style-name="P116"><text:a xlink:type="simple" xlink:href="#__RefHeading__129_1252382565" text:style-name="Index_20_Link" text:visited-style-name="Index_20_Link">Storage<text:tab/>2</text:a></text:p>
          <text:p text:style-name="P116"><text:a xlink:type="simple" xlink:href="#__RefHeading__137_1252382565" text:style-name="Index_20_Link" text:visited-style-name="Index_20_Link">REST API<text:tab/>3</text:a></text:p>
          <text:p text:style-name="P115"><text:a xlink:type="simple" xlink:href="#__RefHeading__105_1252382565" text:style-name="Index_20_Link" text:visited-style-name="Index_20_Link">Get the Secret Info<text:tab/>3</text:a></text:p>
          <text:p text:style-name="P115"><text:a xlink:type="simple" xlink:href="#__RefHeading__1140_221192023" text:style-name="Index_20_Link" text:visited-style-name="Index_20_Link">Authentication<text:tab/>3</text:a></text:p>
          <text:p text:style-name="P119"><text:a xlink:type="simple" xlink:href="#__RefHeading__1142_221192023" text:style-name="Index_20_Link" text:visited-style-name="Index_20_Link">Local authentication<text:tab/>3</text:a></text:p>
          <text:p text:style-name="P119"><text:a xlink:type="simple" xlink:href="#__RefHeading__1144_221192023" text:style-name="Index_20_Link" text:visited-style-name="Index_20_Link">PlexTV authentication<text:tab/>4</text:a></text:p>
          <text:p text:style-name="P119"><text:a xlink:type="simple" xlink:href="#__RefHeading__1376_360856256" text:style-name="Index_20_Link" text:visited-style-name="Index_20_Link">Logout<text:tab/>4</text:a></text:p>
          <text:p text:style-name="P119"><text:a xlink:type="simple" xlink:href="#__RefHeading__1146_221192023" text:style-name="Index_20_Link" text:visited-style-name="Index_20_Link">Change password<text:tab/>4</text:a></text:p>
          <text:p text:style-name="P115"><text:a xlink:type="simple" xlink:href="#__RefHeading__109_1252382565" text:style-name="Index_20_Link" text:visited-style-name="Index_20_Link">Settings<text:tab/>4</text:a></text:p>
          <text:p text:style-name="P119"><text:a xlink:type="simple" xlink:href="#__RefHeading__111_1252382565" text:style-name="Index_20_Link" text:visited-style-name="Index_20_Link">GET METHODE<text:tab/>5</text:a></text:p>
          <text:p text:style-name="P119"><text:a xlink:type="simple" xlink:href="#__RefHeading__126_1252382565" text:style-name="Index_20_Link" text:visited-style-name="Index_20_Link">PUT METHODE<text:tab/>5</text:a></text:p>
          <text:p text:style-name="P115"><text:a xlink:type="simple" xlink:href="#__RefHeading__145_1252382565" text:style-name="Index_20_Link" text:visited-style-name="Index_20_Link">Sections<text:tab/>5</text:a></text:p>
          <text:p text:style-name="P115"><text:a xlink:type="simple" xlink:href="#__RefHeading__147_1252382565" text:style-name="Index_20_Link" text:visited-style-name="Index_20_Link">Section<text:tab/>6</text:a></text:p>
          <text:p text:style-name="P119"><text:a xlink:type="simple" xlink:href="#__RefHeading__149_1252382565" text:style-name="Index_20_Link" text:visited-style-name="Index_20_Link">Size<text:tab/>6</text:a></text:p>
          <text:p text:style-name="P119"><text:a xlink:type="simple" xlink:href="#__RefHeading__154_1252382565" text:style-name="Index_20_Link" text:visited-style-name="Index_20_Link">Retrieve section contents<text:tab/>6</text:a></text:p>
          <text:p text:style-name="P115"><text:a xlink:type="simple" xlink:href="#__RefHeading__156_1252382565" text:style-name="Index_20_Link" text:visited-style-name="Index_20_Link">Subtitles<text:tab/>10</text:a></text:p>
          <text:p text:style-name="P115"><text:a xlink:type="simple" xlink:href="#__RefHeading__158_1252382565" text:style-name="Index_20_Link" text:visited-style-name="Index_20_Link">Subtitle<text:tab/>12</text:a></text:p>
          <text:p text:style-name="P119"><text:a xlink:type="simple" xlink:href="#__RefHeading__160_1252382565" text:style-name="Index_20_Link" text:visited-style-name="Index_20_Link">GET Methode<text:tab/>12</text:a></text:p>
          <text:p text:style-name="P115"><text:a xlink:type="simple" xlink:href="#__RefHeading__587_841205411" text:style-name="Index_20_Link" text:visited-style-name="Index_20_Link">TV-Shows<text:tab/>13</text:a></text:p>
          <text:p text:style-name="P119"><text:a xlink:type="simple" xlink:href="#__RefHeading__589_841205411" text:style-name="Index_20_Link" text:visited-style-name="Index_20_Link">GET Metode<text:tab/>13</text:a></text:p>
          <text:p text:style-name="P115"><text:a xlink:type="simple" xlink:href="#__RefHeading__1047_209858754" text:style-name="Index_20_Link" text:visited-style-name="Index_20_Link">Delete subtitle<text:tab/>16</text:a></text:p>
          <text:p text:style-name="P115"><text:a xlink:type="simple" xlink:href="#__RefHeading__1241_372334599" text:style-name="Index_20_Link" text:visited-style-name="Index_20_Link">Logs<text:tab/>17</text:a></text:p>
          <text:p text:style-name="P119"><text:a xlink:type="simple" xlink:href="#__RefHeading__1243_372334599" text:style-name="Index_20_Link" text:visited-style-name="Index_20_Link">Listing<text:tab/>17</text:a></text:p>
          <text:p text:style-name="P119"><text:a xlink:type="simple" xlink:href="#__RefHeading__1245_372334599" text:style-name="Index_20_Link" text:visited-style-name="Index_20_Link">Show<text:tab/>18</text:a></text:p>
          <text:p text:style-name="P119"><text:a xlink:type="simple" xlink:href="#__RefHeading__1247_372334599" text:style-name="Index_20_Link" text:visited-style-name="Index_20_Link">Download<text:tab/>18</text:a></text:p>
          <text:p text:style-name="P119"><text:a xlink:type="simple" xlink:href="#__RefHeading__1249_372334599" text:style-name="Index_20_Link" text:visited-style-name="Index_20_Link">Download entire log directory as a zip<text:tab/>18</text:a></text:p>
          <text:p text:style-name="P115"><text:a xlink:type="simple" xlink:href="#__RefHeading__1409_1566105289" text:style-name="Index_20_Link" text:visited-style-name="Index_20_Link">Update Info<text:tab/>18</text:a></text:p>
          <text:p text:style-name="P115"><text:a xlink:type="simple" xlink:href="#__RefHeading__1515_815698088" text:style-name="Index_20_Link" text:visited-style-name="Index_20_Link">Install<text:tab/>19</text:a></text:p>
        </text:index-body>
      </text:table-of-content>
      <text:p text:style-name="P1"/>
      <text:h text:style-name="P88" text:outline-level="1"><text:bookmark-start text:name="__RefHeading__1149_221192023"/>About WebTools<text:bookmark-end text:name="__RefHeading__1149_221192023"/></text:h>
      <text:p text:style-name="P51">WebTools is a Plex Media Server Channel, that hosts it's own website, thus allowing a more rich and responsive interface towards the end users than regular channels, as well as been mobile friendly.</text:p>
      <text:p text:style-name="P51"><text:soft-page-break/>The channel is a simple channel, that allows you to get a quick overview and information about the subtitles you have for your libraries, and also allows you to delete subtitles, that are located next to the media.</text:p>
      <text:p text:style-name="P53">It'll also allow you to quickly view a logfile, or download one</text:p>
      <text:h text:style-name="P89" text:outline-level="1"><text:bookmark-start text:name="__RefHeading__131_1252382565"/>About <text:span text:style-name="T33">the REST API</text:span><text:bookmark-end text:name="__RefHeading__131_1252382565"/></text:h>
      <text:p text:style-name="P20">This document is for developers developing against the WebTools bundle for Plex.</text:p>
      <text:p text:style-name="P51">The document describes the current functions, that can be used by the front-end.</text:p>
      <text:p text:style-name="P51">Reason for providing this API, is to offload as much work as possible to the back-end server.</text:p>
      <text:h text:style-name="P89" text:outline-level="1"><text:bookmark-start text:name="__RefHeading__133_1252382565"/>Credits<text:bookmark-end text:name="__RefHeading__133_1252382565"/></text:h>
      <text:p text:style-name="P20">WebTools.bundle was made by the following Plex community members:</text:p>
      <text:list xml:id="list1873135784199082417" text:style-name="L1">
        <text:list-item>
          <text:p text:style-name="P82">Dagalufth</text:p>
        </text:list-item>
        <text:list-item>
          <text:p text:style-name="P83">dane22</text:p>
        </text:list-item>
      </text:list>
      <text:h text:style-name="P89" text:outline-level="1"><text:bookmark-start text:name="__RefHeading__135_1252382565"/>License<text:bookmark-end text:name="__RefHeading__135_1252382565"/></text:h>
      <text:p text:style-name="P20">The WebTools bundle is provided as is, and everybody is granted the rights to use it as is, both commercial and personal, with the following restrictions:</text:p>
      <text:list xml:id="list250327665574239493" text:style-name="L2">
        <text:list-item>
          <text:p text:style-name="P84">If any part of this bundle is used any where else, then a reference to this must be made visible within a license document</text:p>
        </text:list-item>
        <text:list-item>
          <text:p text:style-name="P84">If any update/improvement is made to the REST API within, then a Pull Request <text:span text:style-name="T1">MUST</text:span><text:span text:style-name="T8"> be made towards the GIT of WebTools.bundle, </text:span><text:span text:style-name="T15">and this document </text:span><text:span text:style-name="T5">MUST</text:span><text:span text:style-name="T15"> be updated as well.</text:span></text:p>
        </text:list-item>
        <text:list-item>
          <text:p text:style-name="P84"><text:span text:style-name="T8">Any updates to this document. </text:span><text:span text:style-name="T1">MUST</text:span><text:span text:style-name="T8"> be issued as a Pull Request against GIT of WebTools.bundle</text:span></text:p>
        </text:list-item>
        <text:list-item>
          <text:p text:style-name="P84"><text:span text:style-name="T8">Th</text:span><text:span text:style-name="T15">is</text:span><text:span text:style-name="T8"> document must </text:span><text:span text:style-name="T1">always</text:span><text:span text:style-name="T8"> remain in odt format, and must always follow the bundle!</text:span></text:p>
        </text:list-item>
      </text:list>
      <text:h text:style-name="P90" text:outline-level="1"><text:bookmark-start text:name="__RefHeading__107_1252382565"/>Preword<text:bookmark-end text:name="__RefHeading__107_1252382565"/></text:h>
      <text:p text:style-name="P16">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9">All settings are stored within Plex, in the framework dict, so if there's a need to start all over, then remember to delete the file named: “<text:span text:style-name="T16">Library/Plex Media Server/Plug-in Support/Data/com.plexapp.plugins.WebTools/Dict”</text:span></text:p>
      <text:h text:style-name="P91" text:outline-level="1"><text:bookmark-start text:name="__RefHeading__137_1252382565"/><text:soft-page-break/>REST API<text:bookmark-end text:name="__RefHeading__137_1252382565"/></text:h>
      <text:h text:style-name="Heading_20_2" text:outline-level="2"><text:bookmark-start text:name="__RefHeading__105_1252382565"/>Get the Secret <text:span text:style-name="T32">Info</text:span><text:bookmark-end text:name="__RefHeading__105_1252382565"/></text:h>
      <text:p text:style-name="P49">When programming against the WebTools REST API, one must remember to first of all grap the secret<text:span text:style-name="T31">s, that will provide needed info about the PMS</text:span></text:p>
      <text:p text:style-name="P49">To grap the secret, use a GET against the following URI:</text:p>
      <table:table table:name="Table10" table:style-name="Table10">
        <table:table-column table:style-name="Table10.A"/>
        <table:table-row>
          <table:table-cell table:style-name="Table10.A1" office:value-type="string">
            <text:p text:style-name="P50">/webtools/version</text:p>
          </table:table-cell>
        </table:table-row>
      </table:table>
      <text:p text:style-name="P49"/>
      <text:p text:style-name="P49">Above would return the following:</text:p>
      <table:table table:name="Table11" table:style-name="Table11">
        <table:table-column table:style-name="Table11.A"/>
        <table:table-row>
          <table:table-cell table:style-name="Table11.A1" office:value-type="string">
            <text:p text:style-name="P9">{"PlexTVOnline": false, "version": "0.0.0.16", "PasswordSet": true}</text:p>
          </table:table-cell>
        </table:table-row>
      </table:table>
      <text:p text:style-name="P10"/>
      <text:p text:style-name="P15">The version is the version number of this plug-in</text:p>
      <text:p text:style-name="P11">The PasswordSet is a boolean, that reflects if a password is set or not</text:p>
      <text:p text:style-name="P12">The PlexTVOnline is a boolean, that indicates if the PMS is signed in to plex.tv.</text:p>
      <text:p text:style-name="P12">(If so, then we need to auth. Towards it with a user/pwd)</text:p>
      <text:h text:style-name="P94" text:outline-level="2"><text:bookmark-start text:name="__RefHeading__1140_221192023"/>Authentication<text:bookmark-end text:name="__RefHeading__1140_221192023"/></text:h>
      <text:p text:style-name="P13">When the <text:span text:style-name="T27">user is accessing the front-end, the user will be redirected to the login.html page.</text:span></text:p>
      <text:p text:style-name="P14">This page MUST have some logic build into it, that can detect if the PMS is online or not</text:p>
      <text:p text:style-name="P14">(Indicated in the version call by the PlexTVOnline parameter)</text:p>
      <text:h text:style-name="Heading_20_3" text:outline-level="3"><text:bookmark-start text:name="__RefHeading__1142_221192023"/>Local authentication<text:bookmark-end text:name="__RefHeading__1142_221192023"/></text:h>
      <text:p text:style-name="P46">If the PMS is not online, then local authentication must be used.</text:p>
      <text:p text:style-name="P46">If this is the first time accessed, indicated in the version call by the parameter PasswordSet, then the password would be empty, and the page should prompt the user to enter a new password.</text:p>
      <text:p text:style-name="P45"><text:span text:style-name="T27">Doing so, the password </text:span>will be saved in the Dict for the bundle as Dict['password']</text:p>
      <text:p text:style-name="P45">All further attempts to access the web front-end or the REST API will req. that the user is authenticated <text:s/>with the password.</text:p>
      <text:p text:style-name="P46">If the password entered is incorrect, the REST API will return a 401 error.</text:p>
      <text:p text:style-name="P45">When <text:span text:style-name="T27">access is granted</text:span>, a cookie named user will be set in the browser, so we only have to sign on one time during the session, <text:span text:style-name="T27">and we'll get redirected to index.html page, and a 200 is returned</text:span></text:p>
      <text:p text:style-name="P45"><text:soft-page-break/><text:span text:style-name="T28">The TTL for this cookie is </text:span><text:span text:style-name="T29">as long as the session lives</text:span></text:p>
      <text:h text:style-name="P105" text:outline-level="3"><text:bookmark-start text:name="__RefHeading__1144_221192023"/>PlexTV authentication<text:bookmark-end text:name="__RefHeading__1144_221192023"/></text:h>
      <text:p text:style-name="P46">When the PMS is online, we must authenticate towards plex.tv instead.</text:p>
      <text:p text:style-name="P46">If authentication fails, we'll return 401</text:p>
      <text:p text:style-name="P46">If authentication is okay, but user isn't the owner, we'll return 403</text:p>
      <text:p text:style-name="P45">When <text:span text:style-name="T27">access is granted</text:span>, a cookie named user will be set in the browser, so we only have to sign on one time during the session, <text:span text:style-name="T27">and we'll get redirected to index.html page, and a 200 is returned</text:span></text:p>
      <text:p text:style-name="P13">The TTL for this cookie is <text:span text:style-name="T26">as long as the session lives</text:span></text:p>
      <text:h text:style-name="P106" text:outline-level="3"><text:bookmark-start text:name="__RefHeading__1376_360856256"/>Logout<text:bookmark-end text:name="__RefHeading__1376_360856256"/></text:h>
      <text:p text:style-name="P56">To force a logout without closing the browser, simply issue a call to:</text:p>
      <table:table table:name="Table44" table:style-name="Table44">
        <table:table-column table:style-name="Table44.A"/>
        <table:table-row>
          <table:table-cell table:style-name="Table44.A1" office:value-type="string">
            <text:p text:style-name="Table_20_Contents">/<text:span text:style-name="T35">webtools/logout</text:span></text:p>
          </table:table-cell>
        </table:table-row>
      </table:table>
      <text:p text:style-name="P56"/>
      <text:h text:style-name="P107" text:outline-level="3"><text:bookmark-start text:name="__RefHeading__1146_221192023"/>Change password<text:bookmark-end text:name="__RefHeading__1146_221192023"/></text:h>
      <text:p text:style-name="P47">If using local authentication, then the user might wanna change the password.</text:p>
      <text:p text:style-name="P47">To do that, send a POST methode like the following:</text:p>
      <table:table table:name="Table36" table:style-name="Table36">
        <table:table-column table:style-name="Table36.A"/>
        <table:table-row>
          <table:table-cell table:style-name="Table36.A1" office:value-type="string">
            <text:p text:style-name="Table_20_Contents">/<text:span text:style-name="T30">webtools/password/&lt;old pwd&gt;/&lt;new pwd&gt;</text:span></text:p>
          </table:table-cell>
        </table:table-row>
      </table:table>
      <text:p text:style-name="P47"/>
      <text:p text:style-name="P47">If the password is changed, we'll return a 200</text:p>
      <text:p text:style-name="P48">If the old password didn't match, we'll return 401</text:p>
      <text:p text:style-name="P48">If the new password is blank or missing, we'll return 400</text:p>
      <text:p text:style-name="P47"/>
      <text:h text:style-name="Heading_20_2" text:outline-level="2"><text:bookmark-start text:name="__RefHeading__109_1252382565"/>Settings<text:bookmark-end text:name="__RefHeading__109_1252382565"/></text:h>
      <text:p text:style-name="P16">Valid settings are:</text:p>
      <text:list xml:id="list3682133514320079197" text:style-name="L3">
        <text:list-item>
          <text:p text:style-name="P85">options_only_multiple</text:p>
        </text:list-item>
        <text:list-item>
          <text:p text:style-name="P86">options_hide_local</text:p>
        </text:list-item>
        <text:list-item>
          <text:p text:style-name="P85">items_per_page</text:p>
        </text:list-item>
        <text:list-item>
          <text:p text:style-name="P85">options_hide_integrated</text:p>
        </text:list-item>
        <text:list-item>
          <text:p text:style-name="P86">debug</text:p>
        </text:list-item>
      </text:list>
      <text:h text:style-name="Heading_20_3" text:outline-level="3"><text:bookmark-start text:name="__RefHeading__111_1252382565"/><text:soft-page-break/>GET METHODE<text:bookmark-end text:name="__RefHeading__111_1252382565"/></text:h>
      <text:p text:style-name="P28"><text:bookmark-start text:name="__RefHeading__113_1252382565"/>Grap all settings<text:bookmark-end text:name="__RefHeading__113_1252382565"/></text:p>
      <text:p text:style-name="P2">To get all settings, issue a GET with an URI like</text:p>
      <table:table table:name="Table6" table:style-name="Table6">
        <table:table-column table:style-name="Table6.A"/>
        <table:table-row>
          <table:table-cell table:style-name="Table6.A1" office:value-type="string">
            <text:p text:style-name="P2"><text:s/>/webtools/settings</text:p>
          </table:table-cell>
        </table:table-row>
      </table:table>
      <text:p text:style-name="P1"/>
      <text:p text:style-name="P1">Above would return something like:</text:p>
      <table:table table:name="Table5" table:style-name="Table5">
        <table:table-column table:style-name="Table5.A"/>
        <table:table-row>
          <table:table-cell table:style-name="Table5.A1" office:value-type="string">
            <text:p text:style-name="P6">{"options_only_multiple": "false", "options_hide_empty_subtitles": "false", "options_auto_select_duplicate": "false", "PathToPlexMediaFolder": "/root/Library/Plex Media Server", "items_per_page": "'27'", "options_hide_local": "false", "options_hide_integrated": "false", "fatal_error": "false"}</text:p>
          </table:table-cell>
        </table:table-row>
      </table:table>
      <text:p text:style-name="P5"/>
      <text:p text:style-name="P30"><text:bookmark-start text:name="__RefHeading__115_1252382565"/>Grap a single setting<text:bookmark-end text:name="__RefHeading__115_1252382565"/></text:p>
      <text:p text:style-name="P1">To grap a single setting, issue a GET with an URI like </text:p>
      <table:table table:name="Table12" table:style-name="Table12">
        <table:table-column table:style-name="Table12.A"/>
        <table:table-row>
          <table:table-cell table:style-name="Table12.A1" office:value-type="string">
            <text:p text:style-name="P3">/webtools/settings/<text:span text:style-name="T1">&lt;setting&gt;</text:span></text:p>
          </table:table-cell>
        </table:table-row>
      </table:table>
      <text:p text:style-name="P1"/>
      <text:p text:style-name="P1">Sample:</text:p>
      <table:table table:name="Table4" table:style-name="Table4">
        <table:table-column table:style-name="Table4.A"/>
        <table:table-row>
          <table:table-cell table:style-name="Table4.A1" office:value-type="string">
            <text:p text:style-name="P18">/webtools/settings/items_per_page</text:p>
          </table:table-cell>
        </table:table-row>
      </table:table>
      <text:p text:style-name="P17"/>
      <text:p text:style-name="P17">will return something like:</text:p>
      <table:table table:name="Table3" table:style-name="Table3">
        <table:table-column table:style-name="Table3.A"/>
        <table:table-row>
          <table:table-cell table:style-name="Table3.A1" office:value-type="string">
            <text:p text:style-name="P8">"27"</text:p>
          </table:table-cell>
        </table:table-row>
      </table:table>
      <text:p text:style-name="P7"/>
      <text:h text:style-name="Heading_20_3" text:outline-level="3"><text:bookmark-start text:name="__RefHeading__126_1252382565"/>PUT METHODE<text:bookmark-end text:name="__RefHeading__126_1252382565"/></text:h>
      <text:p text:style-name="P22">To update an existing setting, issue a PUT statement like </text:p>
      <table:table table:name="Table7" table:style-name="Table7">
        <table:table-column table:style-name="Table7.A"/>
        <table:table-row>
          <table:table-cell table:style-name="Table7.A1" office:value-type="string">
            <text:p text:style-name="P22">/webtools/settings/<text:span text:style-name="T1">&lt;setting&gt;</text:span>/<text:span text:style-name="T1">&lt;value&gt;</text:span></text:p>
          </table:table-cell>
        </table:table-row>
      </table:table>
      <text:p text:style-name="P22"/>
      <text:h text:style-name="P95" text:outline-level="2"><text:bookmark-start text:name="__RefHeading__145_1252382565"/>Sections<text:bookmark-end text:name="__RefHeading__145_1252382565"/></text:h>
      <text:p text:style-name="P21">To get a list of library sections, issue a GET with an URI like </text:p>
      <text:p text:style-name="P21">Sample:</text:p>
      <table:table table:name="Table2" table:style-name="Table2">
        <table:table-column table:style-name="Table2.A"/>
        <text:soft-page-break/>
        <table:table-row>
          <table:table-cell table:style-name="Table2.A1" office:value-type="string">
            <text:p text:style-name="P21">/webtools/sections</text:p>
          </table:table-cell>
        </table:table-row>
      </table:table>
      <text:p text:style-name="P21"/>
      <text:p text:style-name="P21">will return something like:</text:p>
      <table:table table:name="Table1" table:style-name="Table1">
        <table:table-column table:style-name="Table1.A"/>
        <table:table-row>
          <table:table-cell table:style-name="Table1.A1" office:value-type="string">
            <text:p text:style-name="P61">[</text:p>
            <text:p text:style-name="P61"><text:s text:c="4"/>{</text:p>
            <text:p text:style-name="P61"><text:s text:c="8"/>"type": "movie",</text:p>
            <text:p text:style-name="P61"><text:s text:c="8"/>"key": "1",</text:p>
            <text:p text:style-name="P61"><text:s text:c="8"/>"title": "1 April"</text:p>
            <text:p text:style-name="P61"><text:s text:c="4"/>},</text:p>
            <text:p text:style-name="P61"><text:s text:c="4"/>{</text:p>
            <text:p text:style-name="P61"><text:s text:c="8"/>"type": "show",</text:p>
            <text:p text:style-name="P61"><text:s text:c="8"/>"key": "2",</text:p>
            <text:p text:style-name="P61"><text:s text:c="8"/>"title": "New TV Shows"</text:p>
            <text:p text:style-name="P61"><text:s text:c="4"/>}</text:p>
            <text:p text:style-name="P61">]</text:p>
          </table:table-cell>
        </table:table-row>
      </table:table>
      <text:p text:style-name="P21"/>
      <text:h text:style-name="P96" text:outline-level="2"><text:bookmark-start text:name="__RefHeading__147_1252382565"/>Section<text:bookmark-end text:name="__RefHeading__147_1252382565"/></text:h>
      <text:p text:style-name="P23">When working with a section, it's important to grap the contents in small chuncks, in order to not put unneeded stress on the PMS, as well as to make the application more responsive, so the first call to a section should be to grap the amount of medias in it</text:p>
      <text:h text:style-name="P108" text:outline-level="3"><text:bookmark-start text:name="__RefHeading__149_1252382565"/>Size<text:bookmark-end text:name="__RefHeading__149_1252382565"/></text:h>
      <text:p text:style-name="P23">To get the amount of medias in a section, issue a get like this:</text:p>
      <table:table table:name="Table8" table:style-name="Table8">
        <table:table-column table:style-name="Table8.A"/>
        <table:table-row>
          <table:table-cell table:style-name="Table8.A1" office:value-type="string">
            <text:p text:style-name="Table_20_Contents">/<text:span text:style-name="T17">webtools/section/&lt;</text:span><text:span text:style-name="T2">key of section&gt;</text:span><text:span text:style-name="T9">/size</text:span></text:p>
          </table:table-cell>
        </table:table-row>
      </table:table>
      <text:p text:style-name="P23"/>
      <text:p text:style-name="P23">Above would return something like:</text:p>
      <table:table table:name="Table9" table:style-name="Table9">
        <table:table-column table:style-name="Table9.A"/>
        <table:table-row>
          <table:table-cell table:style-name="Table9.A1" office:value-type="string">
            <text:p text:style-name="P59">"1463"</text:p>
          </table:table-cell>
        </table:table-row>
      </table:table>
      <text:p text:style-name="P23"/>
      <text:h text:style-name="P109" text:outline-level="3"><text:bookmark-start text:name="__RefHeading__154_1252382565"/>Retrieve section contents<text:bookmark-end text:name="__RefHeading__154_1252382565"/></text:h>
      <text:p text:style-name="P24">In order to retrieve the contents from a section, issue a get statement like:</text:p>
      <table:table table:name="Table13" table:style-name="Table13">
        <table:table-column table:style-name="Table13.A"/>
        <table:table-row>
          <table:table-cell table:style-name="Table13.A1" office:value-type="string">
            <text:p text:style-name="P60">/webtools/section/5/<text:span text:style-name="T1">&lt;START-Item&gt;</text:span>/&lt;<text:span text:style-name="T1">Amount of items to retrieve&gt;</text:span></text:p>
          </table:table-cell>
        </table:table-row>
      </table:table>
      <text:p text:style-name="P24"/>
      <text:p text:style-name="P24"/>
      <text:p text:style-name="P25">If you wanted to grap the whole section, then grap the size, and then loop from 0 to size in steps of like 10</text:p>
      <text:p text:style-name="P24"><text:soft-page-break/>Sample:</text:p>
      <table:table table:name="Table14" table:style-name="Table14">
        <table:table-column table:style-name="Table14.A"/>
        <table:table-row>
          <table:table-cell table:style-name="Table14.A1" office:value-type="string">
            <text:p text:style-name="P60">/webtools/section/5/8/2</text:p>
          </table:table-cell>
        </table:table-row>
      </table:table>
      <text:p text:style-name="P24"/>
      <text:p text:style-name="P24">Above would retrieve 2 items from section 5, starting with item 8 in the section</text:p>
      <table:table table:name="Table15" table:style-name="Table15">
        <table:table-column table:style-name="Table15.A"/>
        <table:table-row>
          <table:table-cell table:style-name="Table15.A1" office:value-type="string">
            <text:p text:style-name="P62">[</text:p>
            <text:p text:style-name="P62"><text:s text:c="4"/>{</text:p>
            <text:p text:style-name="P62"><text:s text:c="8"/>"<text:span text:style-name="T24">key</text:span>": "1248",</text:p>
            <text:p text:style-name="P62"><text:s text:c="8"/>"title": "17 Again"</text:p>
            <text:p text:style-name="P62"><text:s text:c="4"/>},</text:p>
            <text:p text:style-name="P62"><text:s text:c="4"/>{</text:p>
            <text:p text:style-name="P62"><text:s text:c="8"/>"<text:span text:style-name="T24">key</text:span>": "1864",</text:p>
            <text:p text:style-name="P62"><text:s text:c="8"/>"title": "2 Fast 2 Furious"</text:p>
            <text:p text:style-name="P62"><text:s text:c="4"/>}</text:p>
            <text:p text:style-name="P62">]</text:p>
          </table:table-cell>
        </table:table-row>
      </table:table>
      <text:p text:style-name="P24"/>
      <text:p text:style-name="P34"/>
      <text:p text:style-name="P81">If you wants to grap the subtitles along with grapping the items, add a parameter like:</text:p>
      <table:table table:name="Table22" table:style-name="Table22">
        <table:table-column table:style-name="Table22.A"/>
        <table:table-row>
          <table:table-cell table:style-name="Table22.A1" office:value-type="string">
            <text:p text:style-name="P68">/webtools/section/1/0/2/getsubs</text:p>
          </table:table-cell>
        </table:table-row>
      </table:table>
      <text:p text:style-name="P34"/>
      <text:p text:style-name="P34">Above would fetch from section 1 starting with item 0 2 items with subs, and return something like:</text:p>
      <table:table table:name="Table23" table:style-name="Table23">
        <table:table-column table:style-name="Table23.A"/>
        <table:table-row>
          <table:table-cell table:style-name="Table23.A1" office:value-type="string">
            <text:p text:style-name="P69">[</text:p>
            <text:p text:style-name="P69"><text:s text:c="4"/>{</text:p>
            <text:p text:style-name="P69"><text:s text:c="8"/>"<text:span text:style-name="T24">key</text:span>": "20",</text:p>
            <text:p text:style-name="P69"><text:s text:c="8"/>"subtitles": [</text:p>
            <text:p text:style-name="P69"><text:s text:c="12"/>{</text:p>
            <text:p text:style-name="P69"><text:s text:c="16"/>"languageCode": "eng",</text:p>
            <text:p text:style-name="P69"><text:s text:c="16"/>"selected": null,</text:p>
            <text:p text:style-name="P69"><text:s text:c="16"/>"codec": "srt",</text:p>
            <text:p text:style-name="P69"><text:s text:c="16"/>"id": "114",</text:p>
            <text:p text:style-name="P69"><text:s text:c="16"/>"location": "Embedded"</text:p>
            <text:p text:style-name="P69"><text:s text:c="12"/>}, <text:s text:c="34"/></text:p>
            <text:p text:style-name="P69"><text:s text:c="12"/>{</text:p>
            <text:p text:style-name="P69"><text:s text:c="16"/>"languageCode": "dan",</text:p>
            <text:p text:style-name="P69"><text:s text:c="16"/>"selected": "1",</text:p>
            <text:p text:style-name="P69"><text:s text:c="16"/>"codec": "srt",</text:p>
            <text:p text:style-name="P69"><text:s text:c="16"/>"id": "18076",</text:p>
            <text:p text:style-name="P69"><text:s text:c="16"/>"location": "Sidecar"</text:p>
            <text:p text:style-name="P69"><text:s text:c="12"/>},</text:p>
            <text:p text:style-name="P69"><text:s text:c="12"/>{</text:p>
            <text:p text:style-name="P69"><text:s text:c="16"/>"languageCode": "swe",</text:p>
            <text:p text:style-name="P69"><text:s text:c="16"/>"selected": null,</text:p>
            <text:p text:style-name="P69"><text:s text:c="16"/>"codec": "sub",</text:p>
            <text:p text:style-name="P69"><text:s text:c="16"/>"id": "17759",</text:p>
            <text:p text:style-name="P69"><text:s text:c="16"/>"location": "Agent"</text:p>
            <text:p text:style-name="P69"><text:s text:c="12"/>}</text:p>
            <text:p text:style-name="P69"><text:s text:c="8"/>],</text:p>
            <text:p text:style-name="P69"><text:s text:c="8"/>"title": "2001: A Space Odyssey"</text:p>
            <text:p text:style-name="P69"><text:s text:c="4"/>},</text:p>
            <text:p text:style-name="P69"><text:s text:c="4"/>{</text:p>
            <text:p text:style-name="P69"><text:s text:c="8"/>"<text:span text:style-name="T24">key</text:span>": "4",</text:p>
            <text:p text:style-name="P69"><text:s text:c="8"/>"subtitles": [</text:p>
            <text:p text:style-name="P69"><text:s text:c="12"/>{</text:p>
            <text:p text:style-name="P69"><text:s text:c="16"/>"languageCode": "eng",</text:p>
            <text:p text:style-name="P69"><text:s text:c="16"/>"selected": null,</text:p>
            <text:p text:style-name="P69"><text:s text:c="16"/>"codec": "srt",</text:p>
            <text:p text:style-name="P69"><text:s text:c="16"/>"id": "19",</text:p>
            <text:p text:style-name="P69"><text:s text:c="16"/>"location": "Embedded"</text:p>
            <text:p text:style-name="P69"><text:s text:c="12"/>},</text:p>
            <text:p text:style-name="P69"><text:s text:c="12"/>{</text:p>
            <text:p text:style-name="P69"><text:s text:c="16"/>"languageCode": "dan",</text:p>
            <text:p text:style-name="P69"><text:s text:c="16"/>"selected": "1",</text:p>
            <text:p text:style-name="P69"><text:s text:c="16"/>"codec": "srt",</text:p>
            <text:p text:style-name="P69"><text:s text:c="16"/>"id": "18080",</text:p>
            <text:p text:style-name="P69"><text:s text:c="16"/>"location": "Sidecar"</text:p>
            <text:p text:style-name="P69"><text:s text:c="12"/>},</text:p>
            <text:p text:style-name="P69"><text:s text:c="12"/>{</text:p>
            <text:p text:style-name="P69"><text:s text:c="16"/>"languageCode": "dut",</text:p>
            <text:p text:style-name="P69"><text:s text:c="16"/>"selected": null,</text:p>
            <text:p text:style-name="P69"><text:s text:c="16"/>"codec": "srt",</text:p>
            <text:p text:style-name="P69"><text:s text:c="16"/>"id": "17762",</text:p>
            <text:p text:style-name="P69"><text:soft-page-break/><text:s text:c="16"/>"location": "Agent"</text:p>
            <text:p text:style-name="P69"><text:s text:c="12"/>},</text:p>
            <text:p text:style-name="P69"><text:s text:c="12"/>{</text:p>
            <text:p text:style-name="P69"><text:s text:c="16"/>"languageCode": "swe",</text:p>
            <text:p text:style-name="P69"><text:s text:c="16"/>"selected": null,</text:p>
            <text:p text:style-name="P69"><text:s text:c="16"/>"codec": "srt",</text:p>
            <text:p text:style-name="P69"><text:s text:c="16"/>"id": "17763",</text:p>
            <text:p text:style-name="P69"><text:s text:c="16"/>"location": "Agent"</text:p>
            <text:p text:style-name="P69"><text:s text:c="12"/>}</text:p>
            <text:p text:style-name="P69"><text:s text:c="8"/>],</text:p>
            <text:p text:style-name="P69"><text:s text:c="8"/>"title": "2010"</text:p>
            <text:p text:style-name="P69"><text:s text:c="4"/>}</text:p>
            <text:p text:style-name="P69">]</text:p>
          </table:table-cell>
        </table:table-row>
      </table:table>
      <text:p text:style-name="Text_20_body"/>
      <text:p text:style-name="P35">As with above call, there's also an option to add the parameter “/all”, which will add the url to the returned output.</text:p>
      <text:p text:style-name="P35">Do see Subtitles call for further details</text:p>
      <text:p text:style-name="P35"/>
      <text:h text:style-name="P102" text:outline-level="2"><text:bookmark-start text:name="__RefHeading__156_1252382565"/>Subtitles<text:bookmark-end text:name="__RefHeading__156_1252382565"/></text:h>
      <text:p text:style-name="P26">To get a list of subtitles for a media, issue a GET like the following:</text:p>
      <table:table table:name="Table16" table:style-name="Table16">
        <table:table-column table:style-name="Table16.A"/>
        <table:table-row>
          <table:table-cell table:style-name="Table16.A1" office:value-type="string">
            <text:p text:style-name="P63">/webtools/subtitles/<text:span text:style-name="T1">&lt;Media ratingKey&gt;</text:span></text:p>
          </table:table-cell>
        </table:table-row>
      </table:table>
      <text:p text:style-name="P26"/>
      <text:p text:style-name="P26">This would return something like:</text:p>
      <table:table table:name="Table17" table:style-name="Table17">
        <table:table-column table:style-name="Table17.A"/>
        <table:table-row>
          <table:table-cell table:style-name="Table17.A1" office:value-type="string">
            <text:p text:style-name="P65"><text:s text:c="4"/>{</text:p>
            <text:p text:style-name="P65"><text:s text:c="8"/>"languageCode": "dut",</text:p>
            <text:p text:style-name="P65"><text:s text:c="8"/>"selected": null,</text:p>
            <text:p text:style-name="P65"><text:s text:c="8"/>"codec": "srt",</text:p>
            <text:p text:style-name="P65"><text:s text:c="8"/>"<text:span text:style-name="T24">key</text:span>": "120",</text:p>
            <text:p text:style-name="P65"><text:s text:c="8"/>"location": "Embedded"</text:p>
            <text:p text:style-name="P65"><text:s text:c="4"/>},</text:p>
            <text:p text:style-name="P65"><text:s text:c="4"/>{</text:p>
            <text:p text:style-name="P65"><text:s text:c="8"/>"languageCode": "dan",</text:p>
            <text:p text:style-name="P65"><text:s text:c="8"/>"selected": "1",</text:p>
            <text:p text:style-name="P65"><text:s text:c="8"/>"codec": "srt",</text:p>
            <text:p text:style-name="P65"><text:s text:c="8"/>"<text:span text:style-name="T24">key</text:span>": "109",</text:p>
            <text:p text:style-name="P65"><text:s text:c="8"/>"location": "Sidecar"</text:p>
            <text:p text:style-name="P65"><text:s text:c="4"/>},</text:p>
            <text:p text:style-name="P65"><text:s text:c="4"/>{</text:p>
            <text:p text:style-name="P65"><text:s text:c="8"/>"languageCode": "swe",</text:p>
            <text:p text:style-name="P65"><text:s text:c="8"/>"selected": null,</text:p>
            <text:p text:style-name="P65"><text:s text:c="8"/>"codec": "sub",</text:p>
            <text:p text:style-name="P65"><text:s text:c="8"/>"<text:span text:style-name="T24">key</text:span>": "17759",</text:p>
            <text:p text:style-name="P65"><text:s text:c="8"/>"location": "Agent"</text:p>
            <text:p text:style-name="P65"><text:s text:c="4"/>}</text:p>
          </table:table-cell>
        </table:table-row>
      </table:table>
      <text:p text:style-name="P26"/>
      <text:p text:style-name="P33">Location here can be either Embedded, Sidecar or Agent</text:p>
      <text:p text:style-name="P80"/>
      <table:table table:name="Table20" table:style-name="Table20">
        <table:table-column table:style-name="Table20.A"/>
        <table:table-row>
          <table:table-cell table:style-name="Table20.A1" office:value-type="string">
            <text:p text:style-name="P64">/webtools/subtitles/<text:span text:style-name="T1">&lt;Media ratingKey&gt;/</text:span><text:span text:style-name="T10">all</text:span></text:p>
          </table:table-cell>
        </table:table-row>
      </table:table>
      <text:p text:style-name="P31"/>
      <text:p text:style-name="P32">Will return as above, but also show the name of the subtitle file.</text:p>
      <text:p text:style-name="P32">(Note that this req. an additional call towards PMS, <text:span text:style-name="T18">so should be avoided if not needed!</text:span>)</text:p>
      <text:p text:style-name="P32"/>
      <table:table table:name="Table21" table:style-name="Table21">
        <table:table-column table:style-name="Table21.A"/>
        <table:table-row>
          <table:table-cell table:style-name="Table21.A1" office:value-type="string">
            <text:p text:style-name="P67">[</text:p>
            <text:p text:style-name="P67"><text:tab/>{</text:p>
            <text:p text:style-name="P67"><text:tab/><text:tab/>"languageCode": "eng", </text:p>
            <text:p text:style-name="P67"><text:tab/><text:tab/>"url": null, </text:p>
            <text:p text:style-name="P67"><text:tab/><text:tab/>"selected": null, </text:p>
            <text:p text:style-name="P67"><text:tab/><text:tab/>"codec": "srt", </text:p>
            <text:p text:style-name="P67"><text:tab/><text:tab/>"location": "Embedded", </text:p>
            <text:p text:style-name="P67"><text:tab/><text:tab/>"<text:span text:style-name="T24">key</text:span>": "114"</text:p>
            <text:p text:style-name="P67"><text:tab/>},</text:p>
            <text:p text:style-name="P67"><text:s text:c="2"/>{</text:p>
            <text:p text:style-name="P67"><text:tab/><text:tab/>"languageCode": "dan", </text:p>
            <text:p text:style-name="P67"><text:tab/><text:tab/>"url": "file:///share/CACHEDEV1_DATA/video/Nyt/movies/apr/2001 A Space Odyssey (1968)/2001.A.Space.Odyssey.1968.1080p.BluRay.x264-HaB.da.srt", </text:p>
            <text:p text:style-name="P67"><text:tab/><text:tab/>"selected": "1", </text:p>
            <text:p text:style-name="P67"><text:tab/><text:tab/>"codec": "srt", </text:p>
            <text:p text:style-name="P67"><text:tab/><text:tab/>"location": "Sidecar", </text:p>
            <text:p text:style-name="P67"><text:tab/><text:tab/>"<text:span text:style-name="T24">key</text:span>": "18076"</text:p>
            <text:p text:style-name="P67"><text:tab/>}</text:p>
            <text:p text:style-name="P67">]</text:p>
          </table:table-cell>
        </table:table-row>
      </table:table>
      <text:p text:style-name="P32"/>
      <text:h text:style-name="P97" text:outline-level="2"/>
      <text:h text:style-name="P103" text:outline-level="2"><text:bookmark-start text:name="__RefHeading__158_1252382565"/>Subtitle<text:bookmark-end text:name="__RefHeading__158_1252382565"/></text:h>
      <text:h text:style-name="P110" text:outline-level="3"><text:bookmark-start text:name="__RefHeading__160_1252382565"/>GET Methode<text:bookmark-end text:name="__RefHeading__160_1252382565"/></text:h>
      <text:p text:style-name="P27">If you issue a GET with the following URI</text:p>
      <table:table table:name="Table18" table:style-name="Table18">
        <table:table-column table:style-name="Table18.A"/>
        <table:table-row>
          <table:table-cell table:style-name="Table18.A1" office:value-type="string">
            <text:p text:style-name="P66">/webtools/subtitle/<text:span text:style-name="T1">&lt;Media key&gt;</text:span>/<text:span text:style-name="T1">&lt;Subtitle ID&gt;</text:span></text:p>
          </table:table-cell>
        </table:table-row>
      </table:table>
      <text:p text:style-name="P27"/>
      <text:p text:style-name="P27">It'll return something like the following:</text:p>
      <table:table table:name="Table19" table:style-name="Table19">
        <table:table-column table:style-name="Table19.A"/>
        <table:table-row>
          <table:table-cell table:style-name="Table19.A1" office:value-type="string">
            <text:p text:style-name="P66">[</text:p>
            <text:p text:style-name="P66"><text:s text:c="4"/>"1",</text:p>
            <text:p text:style-name="P66"><text:s text:c="4"/>"00:00:31,440 --&gt; 00:00:34,657",</text:p>
            <text:p text:style-name="P66"><text:s text:c="4"/>"- Jeg holder ud.",</text:p>
            <text:p text:style-name="P66"><text:s text:c="4"/>"- Jeg er glad for, du er her.",</text:p>
            <text:p text:style-name="P66"><text:s text:c="4"/>"",</text:p>
            <text:p text:style-name="P66"><text:s text:c="4"/>"2",</text:p>
            <text:p text:style-name="P66"><text:s text:c="4"/>"00:00:34,777 --&gt; 00:00:38,573",</text:p>
            <text:p text:style-name="P66"><text:s text:c="4"/>"Det var meget hårdt.",</text:p>
            <text:p text:style-name="P66"><text:s text:c="4"/>""</text:p>
            <text:p text:style-name="P66">]</text:p>
          </table:table-cell>
        </table:table-row>
      </table:table>
      <text:p text:style-name="P4"/>
      <text:h text:style-name="P92" text:outline-level="1"/>
      <text:h text:style-name="P101" text:outline-level="2"><text:bookmark-start text:name="__RefHeading__587_841205411"/>TV-Shows<text:bookmark-end text:name="__RefHeading__587_841205411"/></text:h>
      <text:h text:style-name="P111" text:outline-level="3"><text:bookmark-start text:name="__RefHeading__589_841205411"/>GET Metode<text:bookmark-end text:name="__RefHeading__589_841205411"/></text:h>
      <text:p text:style-name="P36">If the section getting scanned is a TV-Show section, you can grap all episodes from a show with the following:</text:p>
      <text:p text:style-name="P36">Start by getting the amount of episodes:</text:p>
      <table:table table:name="Table24" table:style-name="Table24">
        <table:table-column table:style-name="Table24.A"/>
        <table:table-row>
          <table:table-cell table:style-name="Table24.A1" office:value-type="string">
            <text:p text:style-name="P70">/webtools/show/<text:span text:style-name="T1">&lt;KEY of Show&gt;</text:span>/size</text:p>
          </table:table-cell>
        </table:table-row>
      </table:table>
      <text:p text:style-name="P36"/>
      <text:p text:style-name="P36"><text:span text:style-name="T19">Getting all </text:span>episodes <text:span text:style-name="T19">for a show </text:span>in small <text:span text:style-name="T23">chunks</text:span>, like you did with the GET call for a section, like</text:p>
      <table:table table:name="Table25" table:style-name="Table25">
        <table:table-column table:style-name="Table25.A"/>
        <table:table-row>
          <table:table-cell table:style-name="Table25.A1" office:value-type="string">
            <text:p text:style-name="P70">/webtools/show/<text:span text:style-name="T1">&lt;KEY of Show&gt;</text:span>/<text:span text:style-name="T1">&lt;Start Episode&gt;/&lt;Amount of episodes&gt;</text:span></text:p>
          </table:table-cell>
        </table:table-row>
      </table:table>
      <text:p text:style-name="P36"/>
      <text:p text:style-name="P36">And if you want to grap subtitles as well, all in one go, do a GET like:</text:p>
      <table:table table:name="Table26" table:style-name="Table26">
        <table:table-column table:style-name="Table26.A"/>
        <table:table-row>
          <table:table-cell table:style-name="Table26.A1" office:value-type="string">
            <text:p text:style-name="P70">/webtools/show/<text:span text:style-name="T1">&lt;KEY of Show&gt;</text:span>/<text:span text:style-name="T1">&lt;Start Episode&gt;/&lt;Amount of episodes&gt;/</text:span><text:span text:style-name="T8">getsubs</text:span></text:p>
          </table:table-cell>
        </table:table-row>
      </table:table>
      <text:p text:style-name="P36"/>
      <text:p text:style-name="P36">Above will return something like:</text:p>
      <table:table table:name="Table27" table:style-name="Table27">
        <table:table-column table:style-name="Table27.A"/>
        <table:table-row>
          <table:table-cell table:style-name="Table27.A1" office:value-type="string">
            <text:p text:style-name="P70">[</text:p>
            <text:p text:style-name="P70"><text:s text:c="4"/>{</text:p>
            <text:p text:style-name="P70"><text:s text:c="8"/>"season": "26",</text:p>
            <text:p text:style-name="P70"><text:s text:c="8"/>"episode": "1",</text:p>
            <text:p text:style-name="P70"><text:s text:c="8"/>"<text:span text:style-name="T24">key</text:span>": "462",</text:p>
            <text:p text:style-name="P70"><text:s text:c="8"/>"subs": [</text:p>
            <text:p text:style-name="P70"><text:s text:c="12"/>{</text:p>
            <text:p text:style-name="P70"><text:s text:c="16"/>"languageCode": "eng",</text:p>
            <text:p text:style-name="P70"><text:s text:c="16"/>"selected": null,</text:p>
            <text:p text:style-name="P70"><text:s text:c="16"/>"codec": "srt",</text:p>
            <text:p text:style-name="P70"><text:s text:c="16"/>"<text:span text:style-name="T24">key</text:span>": "1246",</text:p>
            <text:p text:style-name="P70"><text:s text:c="16"/>"location": "Embedded"</text:p>
            <text:p text:style-name="P70"><text:s text:c="12"/>},</text:p>
            <text:p text:style-name="P70"><text:s text:c="12"/>{</text:p>
            <text:p text:style-name="P70"><text:s text:c="16"/>"languageCode": null,</text:p>
            <text:p text:style-name="P70"><text:s text:c="16"/>"selected": "1",</text:p>
            <text:p text:style-name="P70"><text:s text:c="16"/>"codec": "srt",</text:p>
            <text:p text:style-name="P70"><text:s text:c="16"/>"<text:span text:style-name="T25">key</text:span>": "410",</text:p>
            <text:p text:style-name="P70"><text:s text:c="16"/>"location": "Sidecar"</text:p>
            <text:p text:style-name="P70"><text:s text:c="12"/>}</text:p>
            <text:p text:style-name="P70"><text:s text:c="8"/>],</text:p>
            <text:p text:style-name="P70"><text:s text:c="8"/>"title": "Clown in the Dumps"</text:p>
            <text:p text:style-name="P70"><text:s text:c="4"/>},</text:p>
            <text:p text:style-name="P70"><text:s text:c="4"/>{</text:p>
            <text:p text:style-name="P70"><text:s text:c="8"/>"season": "26",</text:p>
            <text:p text:style-name="P70"><text:soft-page-break/><text:s text:c="8"/>"episode": "2",</text:p>
            <text:p text:style-name="P70"><text:s text:c="8"/>"<text:span text:style-name="T25">key</text:span>": "463",</text:p>
            <text:p text:style-name="P70"><text:s text:c="8"/>"subs": [</text:p>
            <text:p text:style-name="P70"><text:s text:c="12"/>{</text:p>
            <text:p text:style-name="P70"><text:s text:c="16"/>"languageCode": "eng",</text:p>
            <text:p text:style-name="P70"><text:s text:c="16"/>"selected": "1",</text:p>
            <text:p text:style-name="P70"><text:s text:c="16"/>"codec": "srt",</text:p>
            <text:p text:style-name="P70"><text:s text:c="16"/>"<text:span text:style-name="T25">key</text:span>": "1250",</text:p>
            <text:p text:style-name="P70"><text:s text:c="16"/>"location": "Embedded"</text:p>
            <text:p text:style-name="P70"><text:s text:c="12"/>}</text:p>
            <text:p text:style-name="P70"><text:s text:c="8"/>],</text:p>
            <text:p text:style-name="P70"><text:s text:c="8"/>"title": "The Wreck of the Relationship"</text:p>
            <text:p text:style-name="P70"><text:s text:c="4"/>}</text:p>
            <text:p text:style-name="P70">]</text:p>
          </table:table-cell>
        </table:table-row>
      </table:table>
      <text:p text:style-name="P36"/>
      <text:p text:style-name="P37">Getting a list of seasons:</text:p>
      <table:table table:name="Table28" table:style-name="Table28">
        <table:table-column table:style-name="Table28.A"/>
        <table:table-row>
          <table:table-cell table:style-name="Table28.A1" office:value-type="string">
            <text:p text:style-name="P71">/webtools/show/<text:span text:style-name="T1">&lt;KEY of Show&gt;</text:span>/seasons</text:p>
          </table:table-cell>
        </table:table-row>
      </table:table>
      <text:p text:style-name="P37"/>
      <text:p text:style-name="P37">Will return something like:</text:p>
      <table:table table:name="Table29" table:style-name="Table29">
        <table:table-column table:style-name="Table29.A"/>
        <table:table-row>
          <table:table-cell table:style-name="Table29.A1" office:value-type="string">
            <text:p text:style-name="P73">[</text:p>
            <text:p text:style-name="P73"><text:s text:c="4"/>{</text:p>
            <text:p text:style-name="P73"><text:s text:c="8"/>"season": "0",</text:p>
            <text:p text:style-name="P73"><text:s text:c="8"/>"<text:span text:style-name="T25">key</text:span>": "75",</text:p>
            <text:p text:style-name="P73"><text:s text:c="8"/>"size": "2"</text:p>
            <text:p text:style-name="P73"><text:s text:c="4"/>},</text:p>
            <text:p text:style-name="P73"><text:s text:c="4"/>{</text:p>
            <text:p text:style-name="P73"><text:s text:c="8"/>"season": "1",</text:p>
            <text:p text:style-name="P73"><text:s text:c="8"/>"<text:span text:style-name="T25">key</text:span>": "142",</text:p>
            <text:p text:style-name="P73"><text:s text:c="8"/>"size": "7"</text:p>
            <text:p text:style-name="P73"><text:s text:c="4"/>},</text:p>
            <text:p text:style-name="P73"><text:s text:c="4"/>{</text:p>
            <text:p text:style-name="P73"><text:s text:c="8"/>"season": "13",</text:p>
            <text:p text:style-name="P73"><text:s text:c="8"/>"<text:span text:style-name="T25">key</text:span>": "58",</text:p>
            <text:p text:style-name="P73"><text:s text:c="8"/>"size": "17"</text:p>
            <text:p text:style-name="P73"><text:s text:c="4"/>}</text:p>
            <text:p text:style-name="P73">]</text:p>
          </table:table-cell>
        </table:table-row>
      </table:table>
      <text:p text:style-name="P37"/>
      <text:p text:style-name="P37">Where season 0 is specials, <text:span text:style-name="T20">and also returns the amount of episodes within that season</text:span></text:p>
      <text:p text:style-name="P38">Getting a list of episodes within a TV-Show Season is done by doing a GET with an URI like:</text:p>
      <table:table table:name="Table30" table:style-name="Table30">
        <table:table-column table:style-name="Table30.A"/>
        <table:table-row>
          <table:table-cell table:style-name="Table30.A1" office:value-type="string">
            <text:p text:style-name="P72">/webtools/show/<text:span text:style-name="T21">season/</text:span><text:span text:style-name="T1">&lt;KEY of </text:span><text:span text:style-name="T3">season</text:span><text:span text:style-name="T1">&gt;</text:span><text:span text:style-name="T13">[</text:span><text:span text:style-name="T4">/</text:span><text:span text:style-name="T11">getsubs</text:span><text:span text:style-name="T12">]</text:span><text:span text:style-name="T14">[/all]</text:span></text:p>
          </table:table-cell>
        </table:table-row>
      </table:table>
      <text:p text:style-name="P38"/>
      <text:p text:style-name="P38"><text:soft-page-break/></text:p>
      <text:p text:style-name="P39">Above will return the contents of a TV season, and as an option, if the parameter /getsubs is used, also the subtitles from that season. Sadly though....Plex doesn't support start and amount parameters for a season. <text:span text:style-name="T22">If adding the costly parameter /all to the end, file-name of the subs will also be returned</text:span></text:p>
      <text:p text:style-name="P40">And it'll return something like:</text:p>
      <table:table table:name="Table31" table:style-name="Table31">
        <table:table-column table:style-name="Table31.A"/>
        <table:table-row>
          <table:table-cell table:style-name="Table31.A1" office:value-type="string">
            <text:p text:style-name="P74">[</text:p>
            <text:p text:style-name="P74"><text:s text:c="4"/>{</text:p>
            <text:p text:style-name="P74"><text:s text:c="8"/>"episode": "1",</text:p>
            <text:p text:style-name="P74"><text:s text:c="8"/>"<text:span text:style-name="T25">key</text:span>": "368",</text:p>
            <text:p text:style-name="P74"><text:s text:c="8"/>"subs": [</text:p>
            <text:p text:style-name="P74"><text:s text:c="12"/>{</text:p>
            <text:p text:style-name="P74"><text:s text:c="16"/>"languageCode": "dan",</text:p>
            <text:p text:style-name="P74"><text:s text:c="16"/>"url": "file:///share/CACHEDEV1_DATA/video/Nyt/tv-series/The 100/Season 02/The.100.S02E01.720p.HDTV.x264-KILLERS.da.srt",</text:p>
            <text:p text:style-name="P74"><text:s text:c="16"/>"selected": "1",</text:p>
            <text:p text:style-name="P74"><text:s text:c="16"/>"codec": "srt",</text:p>
            <text:p text:style-name="P74"><text:s text:c="16"/>"location": "Sidecar",</text:p>
            <text:p text:style-name="P74"><text:s text:c="16"/>"<text:span text:style-name="T25">key</text:span>": "199"</text:p>
            <text:p text:style-name="P74"><text:s text:c="12"/>},</text:p>
            <text:p text:style-name="P74"><text:s text:c="12"/>{</text:p>
            <text:p text:style-name="P74"><text:s text:c="16"/>"languageCode": "dan",</text:p>
            <text:p text:style-name="P74"><text:s text:c="16"/>"url": "file:///share/CACHEDEV1_DATA/video/Nyt/tv-series/The 100/Season 02/The.100.S02E01.720p.HDTV.x264-KILLERS.da.srt",</text:p>
            <text:p text:style-name="P74"><text:s text:c="16"/>"selected": null,</text:p>
            <text:p text:style-name="P74"><text:s text:c="16"/>"codec": "srt",</text:p>
            <text:p text:style-name="P74"><text:s text:c="16"/>"location": "Sidecar",</text:p>
            <text:p text:style-name="P74"><text:s text:c="16"/>"<text:span text:style-name="T25">key</text:span>": "15358"</text:p>
            <text:p text:style-name="P74"><text:s text:c="12"/>}</text:p>
            <text:p text:style-name="P74"><text:s text:c="8"/>],</text:p>
            <text:p text:style-name="P74"><text:s text:c="8"/>"title": "The 48"</text:p>
            <text:p text:style-name="P74"><text:s text:c="4"/>},</text:p>
            <text:p text:style-name="P74"><text:s/>]</text:p>
          </table:table-cell>
        </table:table-row>
      </table:table>
      <text:p text:style-name="P40"/>
      <text:p text:style-name="P39"/>
      <text:h text:style-name="P93" text:outline-level="1"/>
      <text:h text:style-name="P101" text:outline-level="2"><text:bookmark-start text:name="__RefHeading__1047_209858754"/>Delete subtitle<text:bookmark-end text:name="__RefHeading__1047_209858754"/></text:h>
      <text:p text:style-name="P41">To delete a subtitle, issue a call with a <text:span text:style-name="T1">DELETE</text:span><text:span text:style-name="T8">, and </text:span><text:span text:style-name="T1">not</text:span><text:span text:style-name="T8"> a GET with the following:</text:span></text:p>
      <table:table table:name="Table32" table:style-name="Table32">
        <table:table-column table:style-name="Table32.A"/>
        <table:table-row>
          <table:table-cell table:style-name="Table32.A1" office:value-type="string">
            <text:p text:style-name="P75">/webtools/subtitle/&lt;Media Key&gt;/&lt;SubTitle key&gt;</text:p>
          </table:table-cell>
        </table:table-row>
      </table:table>
      <text:p text:style-name="P42"/>
      <text:p text:style-name="P42">If doing that against an embedded sub, it'll return a 406 error, and the http body will look like:</text:p>
      <table:table table:name="Table34" table:style-name="Table34">
        <table:table-column table:style-name="Table34.A"/>
        <table:table-row>
          <table:table-cell table:style-name="Table34.A1" office:value-type="string">
            <text:p text:style-name="P75">&lt;html&gt;&lt;body&gt;</text:p>
            <text:p text:style-name="P75">Hmmm....This is invalid, and most likely due to trying to delete an embedded sub :-)&lt;/body&gt;&lt;/html&gt;</text:p>
          </table:table-cell>
        </table:table-row>
      </table:table>
      <text:p text:style-name="P42"/>
      <text:p text:style-name="P42">If doing this against an agent provided sub, it'll return a 200, and the html body will look like:</text:p>
      <table:table table:name="Table33" table:style-name="Table33">
        <table:table-column table:style-name="Table33.A"/>
        <table:table-row>
          <table:table-cell table:style-name="Table33.A1" office:value-type="string">
            <text:p text:style-name="P75">{</text:p>
            <text:p text:style-name="P75"><text:s text:c="4"/>"SymbLink": "/root/Library/Plex Media Server/Media/localhost/8/7de530475ce1adb8a4c731737b8a3f62bdd54ae.bundle/Contents/Subtitles/nl/com.plexapp.agents.opensubtitles_c0254bac627eb1f760cbff1cae4553862353318f.srt",</text:p>
            <text:p text:style-name="P75"><text:s text:c="4"/>"FilePath": "/root/Library/Plex Media Server/Media/localhost/8/7de530475ce1adb8a4c731737b8a3f62bdd54ae.bundle/Subtitle Contributions/com.plexapp.agents.opensubtitles/nl/c0254bac627eb1f760cbff1cae4553862353318f.srt"</text:p>
            <text:p text:style-name="P75">}</text:p>
          </table:table-cell>
        </table:table-row>
      </table:table>
      <text:p text:style-name="P42"/>
      <text:p text:style-name="P41"><text:span text:style-name="T8">And the subtitle will </text:span><text:span text:style-name="T1">NOT</text:span><text:span text:style-name="T8"> be removed</text:span></text:p>
      <text:p text:style-name="P42">If issued against a sidecar sub, it'll return 200, the sub will be removed, and the http body will look like:</text:p>
      <table:table table:name="Table35" table:style-name="Table35">
        <table:table-column table:style-name="Table35.A"/>
        <table:table-row>
          <table:table-cell table:style-name="Table35.A1" office:value-type="string">
            <text:p text:style-name="P75">"Deleted file : /share/CACHEDEV1_DATA/video/Nyt/movies/apr/2001 A Space Odyssey (1968)/2001.A.Space.Odyssey.1968.1080p.BluRay.x264-HaB.da.srt"</text:p>
          </table:table-cell>
        </table:table-row>
      </table:table>
      <text:p text:style-name="P42"/>
      <text:h text:style-name="P98" text:outline-level="2"/>
      <text:h text:style-name="P104" text:outline-level="2"><text:bookmark-start text:name="__RefHeading__1241_372334599"/>Logs<text:bookmark-end text:name="__RefHeading__1241_372334599"/></text:h>
      <text:p text:style-name="P52">The REST API also gives you access to the PMS logfiles, and provide 3 different methodes that can be used from an http front-end</text:p>
      <text:h text:style-name="P112" text:outline-level="3"><text:bookmark-start text:name="__RefHeading__1243_372334599"/>Listing<text:bookmark-end text:name="__RefHeading__1243_372334599"/></text:h>
      <text:p text:style-name="P52">To get a list of all the log-files present at the PMS, issue a get like:</text:p>
      <table:table table:name="Table37" table:style-name="Table37">
        <table:table-column table:style-name="Table37.A"/>
        <table:table-row>
          <table:table-cell table:style-name="Table37.A1" office:value-type="string">
            <text:p text:style-name="P76">/webtools/logs/<text:span text:style-name="T6">[filter/&lt;name of logfile without .log and ending number&gt;]</text:span></text:p>
          </table:table-cell>
        </table:table-row>
      </table:table>
      <text:p text:style-name="P52"/>
      <text:p text:style-name="P52">The output will be a formated output like:</text:p>
      <table:table table:name="Table38" table:style-name="Table38">
        <table:table-column table:style-name="Table38.A"/>
        <table:table-row>
          <table:table-cell table:style-name="Table38.A1" office:value-type="string">
            <text:p text:style-name="P78">[</text:p>
            <text:p text:style-name="P78"><text:s text:c="4"/>"Plex Media Server.log",</text:p>
            <text:p text:style-name="P78"><text:s text:c="4"/>"Plex Media Server.log.1",</text:p>
            <text:p text:style-name="P78"><text:s text:c="4"/>"Plex Media Server.log.2",</text:p>
            <text:p text:style-name="P78"><text:s text:c="4"/>"com.plexapp.plugins.WebTools.log",</text:p>
            <text:p text:style-name="P78"><text:s text:c="4"/>"com.plexapp.plugins.WebTools.log.1",</text:p>
            <text:p text:style-name="P78"><text:s text:c="4"/>"com.plexapp.plugins.WebTools.log.2",</text:p>
            <text:p text:style-name="P78"><text:s text:c="4"/>"com.plexapp.plugins.WebTools.log.3",</text:p>
            <text:p text:style-name="P78"><text:s text:c="4"/>"com.plexapp.plugins.WebTools.log.4",</text:p>
            <text:p text:style-name="P78"><text:s text:c="4"/>"com.plexapp.plugins.WebTools.log.5",</text:p>
            <text:p text:style-name="P78"><text:s text:c="4"/>"com.plexapp.system.log",</text:p>
            <text:p text:style-name="P78"><text:s text:c="4"/>"com.plexapp.system.log.1",</text:p>
            <text:p text:style-name="P78"><text:s text:c="4"/>"com.plexapp.system.log.2"</text:p>
            <text:p text:style-name="P78">]</text:p>
          </table:table-cell>
        </table:table-row>
      </table:table>
      <text:p text:style-name="P52"/>
      <text:p text:style-name="P54">And if the filter parameter is used, like:</text:p>
      <table:table table:name="Table42" table:style-name="Table42">
        <table:table-column table:style-name="Table42.A"/>
        <table:table-row>
          <table:table-cell table:style-name="Table42.A1" office:value-type="string">
            <text:p text:style-name="Table_20_Contents">/<text:span text:style-name="T34">webtools/logs/filter/com.plexapp.plugins.WebTools</text:span></text:p>
          </table:table-cell>
        </table:table-row>
      </table:table>
      <text:p text:style-name="P54"/>
      <text:p text:style-name="P54">Then something like the following will be returned:</text:p>
      <table:table table:name="Table43" table:style-name="Table43">
        <table:table-column table:style-name="Table43.A"/>
        <table:table-row>
          <table:table-cell table:style-name="Table43.A1" office:value-type="string">
            <text:p text:style-name="P78">[</text:p>
            <text:p text:style-name="P78"><text:s text:c="4"/>"com.plexapp.plugins.WebTools.log",</text:p>
            <text:p text:style-name="P78"><text:s text:c="4"/>"com.plexapp.plugins.WebTools.log.1",</text:p>
            <text:p text:style-name="P78"><text:s text:c="4"/>"com.plexapp.plugins.WebTools.log.2",</text:p>
            <text:p text:style-name="P78"><text:s text:c="4"/>"com.plexapp.plugins.WebTools.log.3",</text:p>
            <text:p text:style-name="P78"><text:s text:c="4"/>"com.plexapp.plugins.WebTools.log.4",</text:p>
            <text:p text:style-name="P78"><text:s text:c="4"/>"com.plexapp.plugins.WebTools.log.5"</text:p>
            <text:p text:style-name="P78">]</text:p>
          </table:table-cell>
        </table:table-row>
      </table:table>
      <text:p text:style-name="P54"/>
      <text:p text:style-name="P55">Note that the output is alphabetically sorted as well</text:p>
      <text:h text:style-name="P112" text:outline-level="3"><text:bookmark-start text:name="__RefHeading__1245_372334599"/><text:soft-page-break/>Show<text:bookmark-end text:name="__RefHeading__1245_372334599"/></text:h>
      <text:p text:style-name="P52">To show a logfile in a browser, issue a get like:</text:p>
      <table:table table:name="Table39" table:style-name="Table39">
        <table:table-column table:style-name="Table39.A"/>
        <table:table-row>
          <table:table-cell table:style-name="Table39.A1" office:value-type="string">
            <text:p text:style-name="P76">/webtools/logs/show/&lt;Name of logfile&gt;</text:p>
          </table:table-cell>
        </table:table-row>
      </table:table>
      <text:p text:style-name="P52"/>
      <text:p text:style-name="P29">Remember<text:span text:style-name="T8"> in above, that if the file name contains a space, then that has to be replaced with %20</text:span></text:p>
      <text:h text:style-name="P113" text:outline-level="3"><text:bookmark-start text:name="__RefHeading__1247_372334599"/>Download<text:bookmark-end text:name="__RefHeading__1247_372334599"/></text:h>
      <text:p text:style-name="P43">To download a log file, issue a get like:</text:p>
      <table:table table:name="Table40" table:style-name="Table40">
        <table:table-column table:style-name="Table40.A"/>
        <table:table-row>
          <table:table-cell table:style-name="Table40.A1" office:value-type="string">
            <text:p text:style-name="P76">/webtools/logs/download/&lt;Name of logfile&gt;</text:p>
          </table:table-cell>
        </table:table-row>
      </table:table>
      <text:p text:style-name="P43"/>
      <text:p text:style-name="P43">As with above, remember to replace space with %20</text:p>
      <text:h text:style-name="P114" text:outline-level="3"><text:bookmark-start text:name="__RefHeading__1249_372334599"/>Download entire log directory as a zip<text:bookmark-end text:name="__RefHeading__1249_372334599"/></text:h>
      <text:p text:style-name="P44">To grap the entire log directory as a zip file, issue a get like:</text:p>
      <table:table table:name="Table41" table:style-name="Table41">
        <table:table-column table:style-name="Table41.A"/>
        <table:table-row>
          <table:table-cell table:style-name="Table41.A1" office:value-type="string">
            <text:p text:style-name="P77">/webtools/logs/zip</text:p>
          </table:table-cell>
        </table:table-row>
      </table:table>
      <text:p text:style-name="P44"/>
      <text:h text:style-name="P99" text:outline-level="2"><text:bookmark-start text:name="__RefHeading__1409_1566105289"/>Update Info<text:bookmark-end text:name="__RefHeading__1409_1566105289"/></text:h>
      <text:p text:style-name="P57">To provide users with information about the latest release on GitHub, you can issue a get like this:</text:p>
      <table:table table:name="Table45" table:style-name="Table45">
        <table:table-column table:style-name="Table45.A"/>
        <table:table-row>
          <table:table-cell table:style-name="Table45.A1" office:value-type="string">
            <text:p text:style-name="P79">/webtools/update/</text:p>
          </table:table-cell>
        </table:table-row>
      </table:table>
      <text:p text:style-name="P57"/>
      <text:p text:style-name="P57">It'll return something like:</text:p>
      <table:table table:name="Table46" table:style-name="Table46">
        <table:table-column table:style-name="Table46.A"/>
        <table:table-row>
          <table:table-cell table:style-name="Table46.A1" office:value-type="string">
            <text:p text:style-name="P79">{</text:p>
            <text:p text:style-name="P79"><text:s text:c="4"/>"body": "V4:\r\nbla \r\nbla\r\nbla\r\n",</text:p>
            <text:p text:style-name="P79"><text:s text:c="4"/>"assets_url": "https://api.github.com/repos/ukdtom/test/releases/1548556/assets",</text:p>
            <text:p text:style-name="P79"><text:s text:c="4"/>"name": "V1.0.4.0",</text:p>
            <text:p text:style-name="P79"><text:s text:c="4"/>"published_at": "2015-07-16T21:47:02Z",</text:p>
            <text:p text:style-name="P79"><text:s text:c="4"/>"author": {</text:p>
            <text:p text:style-name="P79"><text:s text:c="8"/>"following_url": "https://api.github.com/users/ukdtom/following{/other_user}",</text:p>
            <text:p text:style-name="P79"><text:s text:c="8"/>"events_url": "https://api.github.com/users/ukdtom/events{/privacy}",</text:p>
            <text:p text:style-name="P79"><text:s text:c="8"/>"organizations_url": "https://api.github.com/users/ukdtom/orgs",</text:p>
            <text:p text:style-name="P79"><text:s text:c="8"/>"url": "https://api.github.com/users/ukdtom",</text:p>
            <text:p text:style-name="P79"><text:s text:c="8"/>"gists_url": "https://api.github.com/users/ukdtom/gists{/gist_id}",</text:p>
            <text:p text:style-name="P79"><text:s text:c="8"/>"html_url": "https://github.com/ukdtom",</text:p>
            <text:p text:style-name="P79"><text:s text:c="8"/>"subscriptions_url": "https://api.github.com/users/ukdtom/subscriptions",</text:p>
            <text:p text:style-name="P79"><text:s text:c="8"/>"avatar_url": "https://avatars.githubusercontent.com/u/4699449?v=3",</text:p>
            <text:p text:style-name="P79"><text:s text:c="8"/>"repos_url": "https://api.github.com/users/ukdtom/repos",</text:p>
            <text:p text:style-name="P79"><text:s text:c="8"/>"received_events_url": "https://api.github.com/users/ukdtom/received_events",</text:p>
            <text:p text:style-name="P79"><text:soft-page-break/><text:s text:c="8"/>"gravatar_id": "",</text:p>
            <text:p text:style-name="P79"><text:s text:c="8"/>"starred_url": "https://api.github.com/users/ukdtom/starred{/owner}{/repo}",</text:p>
            <text:p text:style-name="P79"><text:s text:c="8"/>"site_admin": false,</text:p>
            <text:p text:style-name="P79"><text:s text:c="8"/>"login": "ukdtom",</text:p>
            <text:p text:style-name="P79"><text:s text:c="8"/>"type": "User",</text:p>
            <text:p text:style-name="P79"><text:s text:c="8"/>"id": 4699449,</text:p>
            <text:p text:style-name="P79"><text:s text:c="8"/>"followers_url": "https://api.github.com/users/ukdtom/followers"</text:p>
            <text:p text:style-name="P79"><text:s text:c="4"/>},</text:p>
            <text:p text:style-name="P79"><text:s text:c="4"/>"url": "https://api.github.com/repos/ukdtom/test/releases/1548556",</text:p>
            <text:p text:style-name="P79"><text:s text:c="4"/>"created_at": "2015-07-14T21:06:06Z",</text:p>
            <text:p text:style-name="P79"><text:s text:c="4"/>"target_commitish": "master",</text:p>
            <text:p text:style-name="P79"><text:s text:c="4"/>"tarball_url": "https://api.github.com/repos/ukdtom/test/tarball/V1.0.4.0",</text:p>
            <text:p text:style-name="P79"><text:s text:c="4"/>"html_url": "https://github.com/ukdtom/test/releases/tag/V1.0.4.0",</text:p>
            <text:p text:style-name="P79"><text:s text:c="4"/>"zipball_url": "https://api.github.com/repos/ukdtom/test/zipball/V1.0.4.0",</text:p>
            <text:p text:style-name="P79"><text:s text:c="4"/>"tag_name": "V1.0.4.0",</text:p>
            <text:p text:style-name="P79"><text:s text:c="4"/>"draft": false,</text:p>
            <text:p text:style-name="P79"><text:s text:c="4"/>"prerelease": false,</text:p>
            <text:p text:style-name="P79"><text:s text:c="4"/>"upload_url": "https://uploads.github.com/repos/ukdtom/test/releases/1548556/assets{?name}",</text:p>
            <text:p text:style-name="P79"><text:s text:c="4"/>"id": 1548556,</text:p>
            <text:p text:style-name="P79"><text:s text:c="4"/>"assets": []</text:p>
            <text:p text:style-name="P79">}</text:p>
          </table:table-cell>
        </table:table-row>
      </table:table>
      <text:p text:style-name="P57"/>
      <text:p text:style-name="P57">To return a complete release history, do a get like:</text:p>
      <table:table table:name="Table47" table:style-name="Table47">
        <table:table-column table:style-name="Table47.A"/>
        <table:table-row>
          <table:table-cell table:style-name="Table47.A1" office:value-type="string">
            <text:p text:style-name="P79">/webtools/update/all</text:p>
          </table:table-cell>
        </table:table-row>
      </table:table>
      <text:p text:style-name="P57"/>
      <text:h text:style-name="P100" text:outline-level="2"><text:bookmark-start text:name="__RefHeading__1515_815698088"/>Install<text:bookmark-end text:name="__RefHeading__1515_815698088"/></text:h>
      <text:p text:style-name="P87">To install/update a bundle on the PMS server, call:</text:p>
      <table:table table:name="Table48" table:style-name="Table48">
        <table:table-column table:style-name="Table48.A"/>
        <table:table-row>
          <table:table-cell table:style-name="Table48.A1" office:value-type="string">
            <text:p text:style-name="Table_20_Contents">/<text:span text:style-name="T36">webtools/install/</text:span><text:span text:style-name="T7">URLToGit</text:span></text:p>
          </table:table-cell>
        </table:table-row>
      </table:table>
      <text:p text:style-name="P87"/>
      <text:p text:style-name="P87">But do note, that since we are using forward slash as a parameter delimiter here, we need to slightly alter the URLToGit.</text:p>
      <text:p text:style-name="P87">So if we wants to download and install like Plex2CSV, that has an url as:</text:p>
      <table:table table:name="Table49" table:style-name="Table49">
        <table:table-column table:style-name="Table49.A"/>
        <table:table-row>
          <table:table-cell table:style-name="Table49.A1" office:value-type="string">
            <text:p text:style-name="P117">https://github.com/ukdtom/plex2csv.bundle</text:p>
          </table:table-cell>
        </table:table-row>
      </table:table>
      <text:p text:style-name="P87"/>
      <text:p text:style-name="P87">We need to replace all “/” with “--wt--” before calling this methode, or it'll fail.</text:p>
      <text:p text:style-name="P87">So for above, the correct call would be:</text:p>
      <table:table table:name="Table50" table:style-name="Table50">
        <table:table-column table:style-name="Table50.A"/>
        <table:table-row>
          <table:table-cell table:style-name="Table50.A1" office:value-type="string">
            <text:p text:style-name="P118">/<text:span text:style-name="T36">webtools/install/https:--wt----wt--github.com--wt--ukdtom--wt--plex2csv.bundle</text:span></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11-01T15:58:46.970094809</dc:date>
    <dc:creator>Tommy Mikkelsen</dc:creator>
    <meta:editing-duration>P3DT17H41M9S</meta:editing-duration>
    <meta:editing-cycles>49</meta:editing-cycles>
    <meta:generator>LibreOffice/4.3.7.2$Linux_X86_64 LibreOffice_project/430m0$Build-2</meta:generator>
    <meta:document-statistic meta:table-count="50" meta:image-count="0" meta:object-count="0" meta:page-count="19" meta:paragraph-count="499" meta:word-count="2338" meta:character-count="18776" meta:non-whitespace-character-count="14683"/>
  </office:meta>
</office:document-meta>
</file>